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ptos" svg:font-family="Aptos" style:font-family-generic="system" style:font-pitch="variable"/>
    <style:font-face style:name="Aptos Display" svg:font-family="'Aptos Display'" style:font-family-generic="roman" style:font-pitch="variable"/>
    <style:font-face style:name="Noto Nastaliq Urdu" svg:font-family="'Noto Nastaliq Urdu'" style:font-family-generic="modern" style:font-pitch="fixed"/>
    <style:font-face style:name="Noto Nastaliq Urdu1" svg:font-family="'Noto Nastaliq Urdu'" style:font-family-generic="system" style:font-pitch="variable"/>
    <style:font-face style:name="Noto Sans" svg:font-family="'Noto Sans'"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svg:font-family="'Noto Sans Mono'" style:font-family-generic="modern" style:font-pitch="fixed"/>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wiss" style:font-pitch="variable"/>
    <style:font-face style:name="Times New Roman2" svg:font-family="'Times New Roman'" style:font-family-generic="system" style:font-pitch="variable"/>
    <style:font-face style:name="Times New Roman3" svg:font-family="'Times New Roman'" style:font-adornments="Regular" style:font-family-generic="roman" style:font-pitch="variable"/>
  </office:font-face-decls>
  <office:automatic-styles>
    <style:style style:name="P1" style:family="paragraph" style:parent-style-name="Standard">
      <style:paragraph-properties fo:line-height="150%" fo:text-align="center" style:justify-single-word="false"/>
      <style:text-properties fo:text-transform="uppercase" style:font-name="Times New Roman" fo:font-size="12pt" style:font-size-asian="12pt" style:font-name-complex="Times New Roman2" style:font-size-complex="12pt"/>
    </style:style>
    <style:style style:name="P2" style:family="paragraph" style:parent-style-name="Standard">
      <style:paragraph-properties fo:line-height="150%"/>
    </style:style>
    <style:style style:name="P3" style:family="paragraph" style:parent-style-name="Standard">
      <style:paragraph-properties fo:line-height="150%"/>
      <style:text-properties style:font-name="Times New Roman" fo:font-size="12pt" style:font-size-asian="12pt" style:font-name-complex="Times New Roman2" style:font-size-complex="12pt"/>
    </style:style>
    <style:style style:name="P4" style:family="paragraph" style:parent-style-name="Standard">
      <style:paragraph-properties fo:line-height="150%" fo:text-align="center" style:justify-single-word="false"/>
    </style:style>
    <style:style style:name="P5" style:family="paragraph" style:parent-style-name="Standard">
      <style:paragraph-properties fo:line-height="150%" fo:text-align="center" style:justify-single-word="false"/>
      <style:text-properties style:font-name="Times New Roman" fo:font-size="12pt" style:font-size-asian="12pt" style:font-name-complex="Times New Roman2" style:font-size-complex="12pt"/>
    </style:style>
    <style:style style:name="P6" style:family="paragraph" style:parent-style-name="Standard">
      <style:paragraph-properties fo:line-height="150%" fo:text-align="center" style:justify-single-word="false"/>
      <style:text-properties style:font-name="Times New Roman" fo:font-size="12pt" officeooo:paragraph-rsid="001f9668" style:font-size-asian="12pt" style:font-name-complex="Times New Roman2" style:font-size-complex="12pt"/>
    </style:style>
    <style:style style:name="P7" style:family="paragraph" style:parent-style-name="Standard">
      <style:paragraph-properties fo:margin-left="8.742cm" fo:line-height="150%" fo:text-indent="1.249cm" style:auto-text-indent="false"/>
      <style:text-properties officeooo:rsid="001f9668" officeooo:paragraph-rsid="001f9668"/>
    </style:style>
    <style:style style:name="P8" style:family="paragraph" style:parent-style-name="Standard">
      <style:paragraph-properties fo:line-height="150%">
        <style:tab-stops>
          <style:tab-stop style:position="1.249cm"/>
          <style:tab-stop style:position="2.498cm"/>
          <style:tab-stop style:position="3.747cm"/>
          <style:tab-stop style:position="11.502cm"/>
        </style:tab-stops>
      </style:paragraph-properties>
    </style:style>
    <style:style style:name="P9" style:family="paragraph" style:parent-style-name="Standard">
      <style:paragraph-properties fo:line-height="150%"/>
      <style:text-properties officeooo:rsid="001f9668" officeooo:paragraph-rsid="001f9668"/>
    </style:style>
    <style:style style:name="P10" style:family="paragraph" style:parent-style-name="Standard">
      <style:paragraph-properties fo:margin-left="8.742cm" fo:line-height="150%" fo:text-indent="1.249cm" style:auto-text-indent="false"/>
      <style:text-properties style:font-name="Times New Roman" fo:font-size="12pt" officeooo:rsid="001f9668" officeooo:paragraph-rsid="001f9668" style:font-size-asian="12pt" style:font-name-complex="Times New Roman2" style:font-size-complex="12pt"/>
    </style:style>
    <style:style style:name="P11" style:family="paragraph" style:parent-style-name="Standard">
      <style:paragraph-properties fo:margin-top="0cm" fo:margin-bottom="0.282cm" style:contextual-spacing="false" fo:line-height="150%" fo:text-align="center" style:justify-single-word="false" fo:break-before="page"/>
    </style:style>
    <style:style style:name="P12" style:family="paragraph" style:parent-style-name="Standard">
      <style:paragraph-properties fo:line-height="150%"/>
      <style:text-properties officeooo:paragraph-rsid="00218907"/>
    </style:style>
    <style:style style:name="P13" style:family="paragraph" style:parent-style-name="Standard">
      <style:paragraph-properties fo:line-height="150%"/>
      <style:text-properties style:font-name="Times New Roman" fo:font-size="12pt" officeooo:paragraph-rsid="00218907" style:font-size-asian="12pt" style:font-name-complex="Times New Roman2" style:font-size-complex="12pt"/>
    </style:style>
    <style:style style:name="P14" style:family="paragraph" style:parent-style-name="Standard">
      <style:paragraph-properties fo:line-height="150%" fo:text-align="center" style:justify-single-word="false"/>
      <style:text-properties officeooo:paragraph-rsid="001f9668"/>
    </style:style>
    <style:style style:name="P15" style:family="paragraph" style:parent-style-name="Standard">
      <style:paragraph-properties fo:line-height="150%" fo:text-align="center" style:justify-single-word="false"/>
      <style:text-properties style:font-name="Times New Roman" fo:font-size="12pt" officeooo:paragraph-rsid="002ba045" style:font-size-asian="12pt" style:font-name-complex="Times New Roman2" style:font-size-complex="12pt"/>
    </style:style>
    <style:style style:name="P16" style:family="paragraph" style:parent-style-name="Standard">
      <style:paragraph-properties fo:margin-left="8.742cm" fo:line-height="150%" fo:text-indent="1.249cm" style:auto-text-indent="false"/>
      <style:text-properties officeooo:rsid="001f9668" officeooo:paragraph-rsid="002d163a"/>
    </style:style>
    <style:style style:name="P17" style:family="paragraph" style:parent-style-name="Standard">
      <style:paragraph-properties fo:line-height="150%">
        <style:tab-stops>
          <style:tab-stop style:position="1.249cm"/>
          <style:tab-stop style:position="2.498cm"/>
          <style:tab-stop style:position="3.747cm"/>
          <style:tab-stop style:position="11.502cm"/>
        </style:tab-stops>
      </style:paragraph-properties>
      <style:text-properties officeooo:paragraph-rsid="002d163a"/>
    </style:style>
    <style:style style:name="P18" style:family="paragraph" style:parent-style-name="Standard">
      <style:paragraph-properties fo:line-height="150%"/>
      <style:text-properties officeooo:rsid="001f9668" officeooo:paragraph-rsid="002d163a"/>
    </style:style>
    <style:style style:name="P19" style:family="paragraph" style:parent-style-name="Standard">
      <style:paragraph-properties fo:margin-left="8.742cm" fo:line-height="150%" fo:text-indent="1.249cm" style:auto-text-indent="false"/>
      <style:text-properties style:font-name="Times New Roman" fo:font-size="12pt" officeooo:rsid="001f9668" officeooo:paragraph-rsid="002d163a" style:font-size-asian="12pt" style:font-name-complex="Times New Roman2" style:font-size-complex="12pt"/>
    </style:style>
    <style:style style:name="P20" style:family="paragraph" style:parent-style-name="Standard">
      <style:paragraph-properties fo:line-height="150%" fo:break-before="page"/>
      <style:text-properties fo:font-size="14pt" fo:font-weight="bold" officeooo:rsid="002092bb" officeooo:paragraph-rsid="002092bb" style:font-size-asian="14pt" style:font-weight-asian="bold" style:font-size-complex="14pt" style:font-weight-complex="bold"/>
    </style:style>
    <style:style style:name="P21" style:family="paragraph" style:parent-style-name="text" style:list-style-name="L1"/>
    <style:style style:name="P22" style:family="paragraph" style:parent-style-name="Standard">
      <style:paragraph-properties fo:line-height="150%"/>
      <style:text-properties style:font-name="Times New Roman" fo:font-size="14pt" fo:font-weight="bold" style:font-size-asian="14pt" style:font-weight-asian="bold" style:font-name-complex="Times New Roman2" style:font-size-complex="14pt" style:font-weight-complex="bold"/>
    </style:style>
    <style:style style:name="P23" style:family="paragraph" style:parent-style-name="Standard" style:master-page-name="Standard">
      <style:paragraph-properties fo:line-height="150%" style:page-number="1"/>
      <style:text-properties style:font-name="Times New Roman" fo:font-size="14pt" fo:font-weight="bold" style:font-size-asian="14pt" style:font-weight-asian="bold" style:font-name-complex="Times New Roman2" style:font-size-complex="14pt" style:font-weight-complex="bold"/>
    </style:style>
    <style:style style:name="P24" style:family="paragraph" style:parent-style-name="Standard">
      <style:paragraph-properties fo:line-height="150%" fo:text-align="justify" style:justify-single-word="false"/>
      <style:text-properties style:font-name="Times New Roman" fo:font-size="12pt" style:font-size-asian="12pt" style:font-name-complex="Times New Roman2" style:font-size-complex="12pt"/>
    </style:style>
    <style:style style:name="P25" style:family="paragraph" style:parent-style-name="Standard">
      <style:paragraph-properties fo:line-height="150%" fo:break-before="page"/>
      <style:text-properties style:font-name="Times New Roman" fo:font-size="14pt" fo:font-weight="bold" style:font-size-asian="14pt" style:font-weight-asian="bold" style:font-name-complex="Times New Roman2" style:font-size-complex="14pt" style:font-weight-complex="bold"/>
    </style:style>
    <style:style style:name="P26" style:family="paragraph" style:parent-style-name="Standard">
      <style:paragraph-properties fo:line-height="150%" fo:text-align="justify" style:justify-single-word="false"/>
      <style:text-properties officeooo:paragraph-rsid="0022fc02"/>
    </style:style>
    <style:style style:name="P27" style:family="paragraph" style:parent-style-name="Standard">
      <style:paragraph-properties fo:line-height="150%" fo:break-before="page"/>
      <style:text-properties style:font-name="Times New Roman" fo:font-size="14pt" fo:font-weight="bold" officeooo:rsid="006820e5" officeooo:paragraph-rsid="006820e5" style:font-size-asian="14pt" style:font-weight-asian="bold" style:font-name-complex="Times New Roman2" style:font-size-complex="14pt" style:font-weight-complex="bold"/>
    </style:style>
    <style:style style:name="P28" style:family="paragraph" style:parent-style-name="text">
      <style:text-properties officeooo:rsid="006820e5" officeooo:paragraph-rsid="006982ed"/>
    </style:style>
    <style:style style:name="P29" style:family="paragraph" style:parent-style-name="text">
      <style:text-properties officeooo:rsid="006982ed" officeooo:paragraph-rsid="006982ed"/>
    </style:style>
    <style:style style:name="P30" style:family="paragraph" style:parent-style-name="Standard">
      <style:paragraph-properties fo:line-height="150%"/>
      <style:text-properties style:font-name="Times New Roman" fo:font-size="14pt" fo:language="en" fo:country="US" fo:font-weight="bold" officeooo:rsid="006820e5" officeooo:paragraph-rsid="006820e5" style:font-size-asian="14pt" style:font-weight-asian="bold" style:font-name-complex="Times New Roman2" style:font-size-complex="14pt" style:font-weight-complex="bold" style:script-type="latin"/>
    </style:style>
    <style:style style:name="P31" style:family="paragraph" style:parent-style-name="text">
      <style:text-properties fo:language="en" fo:country="US" officeooo:rsid="006820e5" officeooo:paragraph-rsid="006982ed" style:script-type="latin"/>
    </style:style>
    <style:style style:name="P32" style:family="paragraph" style:parent-style-name="Standard">
      <style:paragraph-properties fo:margin-top="0cm" fo:margin-bottom="0.282cm" style:contextual-spacing="false" fo:line-height="150%" fo:break-before="page"/>
      <style:text-properties style:font-name="Times New Roman" fo:font-size="14pt" fo:font-weight="bold" officeooo:paragraph-rsid="00250773" style:font-size-asian="14pt" style:font-weight-asian="bold" style:font-name-complex="Times New Roman2" style:font-size-complex="14pt" style:font-weight-complex="bold"/>
    </style:style>
    <style:style style:name="P33" style:family="paragraph" style:parent-style-name="Contents_20_Heading">
      <style:text-properties style:use-window-font-color="true" loext:opacity="0%" style:font-name="Times New Roman" fo:font-size="10pt" style:font-size-asian="10pt" style:font-name-complex="Times New Roman2" style:font-size-complex="10pt">
        <loext:char-complex-color loext:theme-type="accent1" loext:color-type="theme">
          <loext:transformation loext:type="shade" loext:value="2509"/>
        </loext:char-complex-color>
      </style:text-properties>
    </style:style>
    <style:style style:name="P34" style:family="paragraph" style:parent-style-name="Contents_20_1">
      <style:paragraph-properties>
        <style:tab-stops>
          <style:tab-stop style:position="14.997cm" style:type="right" style:leader-style="dotted" style:leader-text="."/>
        </style:tab-stops>
      </style:paragraph-properties>
    </style:style>
    <style:style style:name="P35" style:family="paragraph" style:parent-style-name="Contents_20_2">
      <style:paragraph-properties>
        <style:tab-stops>
          <style:tab-stop style:position="14.997cm" style:type="right" style:leader-style="dotted" style:leader-text="."/>
        </style:tab-stops>
      </style:paragraph-properties>
    </style:style>
    <style:style style:name="P36" style:family="paragraph" style:parent-style-name="Contents_20_3">
      <style:paragraph-properties>
        <style:tab-stops>
          <style:tab-stop style:position="14.997cm" style:type="right" style:leader-style="dotted" style:leader-text="."/>
        </style:tab-stops>
      </style:paragraph-properties>
    </style:style>
    <style:style style:name="P37" style:family="paragraph" style:parent-style-name="Standard">
      <style:text-properties style:font-name="Times New Roman" fo:font-size="12pt" style:font-size-asian="12pt" style:font-name-complex="Times New Roman2" style:font-size-complex="12pt"/>
    </style:style>
    <style:style style:name="P38" style:family="paragraph" style:parent-style-name="Standard">
      <style:paragraph-properties fo:margin-top="0cm" fo:margin-bottom="0.282cm" style:contextual-spacing="false" fo:line-height="150%" fo:break-before="page"/>
    </style:style>
    <style:style style:name="P39" style:family="paragraph" style:parent-style-name="Standard">
      <style:paragraph-properties fo:line-height="150%"/>
      <style:text-properties style:font-name="Times New Roman" fo:font-size="12pt" fo:language="en" fo:country="US" officeooo:rsid="0030142d" officeooo:paragraph-rsid="0030142d" style:font-size-asian="12pt" style:font-name-complex="Times New Roman2" style:font-size-complex="12pt" style:script-type="latin"/>
    </style:style>
    <style:style style:name="P40" style:family="paragraph" style:parent-style-name="Standard">
      <style:paragraph-properties fo:line-height="150%"/>
      <style:text-properties style:font-name="Times New Roman" fo:font-size="12pt" fo:language="en" fo:country="US" officeooo:rsid="00547a8b" officeooo:paragraph-rsid="00547a8b" style:font-size-asian="12pt" style:font-name-complex="Times New Roman2" style:font-size-complex="12pt" style:script-type="latin"/>
    </style:style>
    <style:style style:name="P41" style:family="paragraph" style:parent-style-name="Standard">
      <style:paragraph-properties fo:line-height="150%"/>
      <style:text-properties style:font-name="Times New Roman" fo:font-size="12pt" fo:language="en" fo:country="US" officeooo:rsid="0056af8c" officeooo:paragraph-rsid="0056af8c" style:font-size-asian="12pt" style:font-name-complex="Times New Roman2" style:font-size-complex="12pt" style:script-type="latin"/>
    </style:style>
    <style:style style:name="P42" style:family="paragraph" style:parent-style-name="Standard">
      <style:paragraph-properties fo:line-height="150%"/>
      <style:text-properties style:font-name="Times New Roman" fo:font-size="12pt" fo:language="en" fo:country="US" officeooo:rsid="00715532" officeooo:paragraph-rsid="00715532" style:font-size-asian="12pt" style:font-name-complex="Times New Roman2" style:font-size-complex="12pt" style:script-type="latin"/>
    </style:style>
    <style:style style:name="P43" style:family="paragraph" style:parent-style-name="Standard">
      <style:paragraph-properties fo:margin-top="0cm" fo:margin-bottom="0.282cm" style:contextual-spacing="false" fo:line-height="150%"/>
    </style:style>
    <style:style style:name="P44" style:family="paragraph" style:parent-style-name="Kapitola" style:list-style-name="WWNum4" style:master-page-name="Converted1">
      <style:paragraph-properties fo:margin-left="0.751cm" fo:margin-top="0cm" fo:margin-bottom="0.212cm" style:contextual-spacing="false" fo:text-indent="-0.751cm" style:auto-text-indent="false" style:page-number="6" fo:break-before="page"/>
      <style:text-properties officeooo:paragraph-rsid="0032a96f"/>
    </style:style>
    <style:style style:name="P45" style:family="paragraph" style:parent-style-name="text">
      <style:text-properties officeooo:rsid="0032a96f" officeooo:paragraph-rsid="0032a96f"/>
    </style:style>
    <style:style style:name="P46" style:family="paragraph" style:parent-style-name="text">
      <style:text-properties officeooo:rsid="00333cd2" officeooo:paragraph-rsid="00333cd2"/>
    </style:style>
    <style:style style:name="P47" style:family="paragraph" style:parent-style-name="text">
      <style:text-properties officeooo:paragraph-rsid="003438e2"/>
    </style:style>
    <style:style style:name="P48" style:family="paragraph" style:parent-style-name="text">
      <style:text-properties officeooo:rsid="003438e2" officeooo:paragraph-rsid="003438e2"/>
    </style:style>
    <style:style style:name="P49" style:family="paragraph" style:parent-style-name="Kapitola" style:list-style-name="WWNum3">
      <style:paragraph-properties fo:margin-top="0cm" fo:margin-bottom="0.212cm" style:contextual-spacing="false" fo:break-before="page"/>
      <style:text-properties officeooo:paragraph-rsid="0032a96f"/>
    </style:style>
    <style:style style:name="P50" style:family="paragraph" style:parent-style-name="text">
      <style:text-properties officeooo:paragraph-rsid="003e1f4b"/>
    </style:style>
    <style:style style:name="P51" style:family="paragraph" style:parent-style-name="Kapitola">
      <style:text-properties officeooo:paragraph-rsid="00715532"/>
    </style:style>
    <style:style style:name="P52" style:family="paragraph" style:parent-style-name="text">
      <style:text-properties officeooo:rsid="006cb0e5" officeooo:paragraph-rsid="00715532"/>
    </style:style>
    <style:style style:name="P53" style:family="paragraph" style:parent-style-name="Kapitola" style:list-style-name="WWNum3">
      <style:text-properties officeooo:rsid="003fea2e" officeooo:paragraph-rsid="003fea2e"/>
    </style:style>
    <style:style style:name="P54" style:family="paragraph" style:parent-style-name="text">
      <style:text-properties officeooo:rsid="004195cc" officeooo:paragraph-rsid="004195cc"/>
    </style:style>
    <style:style style:name="P55" style:family="paragraph" style:parent-style-name="Kapitola" style:list-style-name="WWNum3">
      <style:text-properties officeooo:rsid="0046740c"/>
    </style:style>
    <style:style style:name="P56" style:family="paragraph" style:parent-style-name="text">
      <style:text-properties officeooo:rsid="00481cd9" officeooo:paragraph-rsid="00481cd9"/>
    </style:style>
    <style:style style:name="P57" style:family="paragraph" style:parent-style-name="text">
      <style:text-properties officeooo:rsid="00481cd9" officeooo:paragraph-rsid="0049283d"/>
    </style:style>
    <style:style style:name="P58" style:family="paragraph" style:parent-style-name="text">
      <style:text-properties officeooo:rsid="0049283d" officeooo:paragraph-rsid="0049283d"/>
    </style:style>
    <style:style style:name="P59" style:family="paragraph" style:parent-style-name="text" style:list-style-name="L2">
      <style:text-properties officeooo:rsid="004a9e22" officeooo:paragraph-rsid="004a9e22"/>
    </style:style>
    <style:style style:name="P60" style:family="paragraph" style:parent-style-name="text" style:list-style-name="L2">
      <style:paragraph-properties fo:margin-left="0cm" fo:text-indent="0cm" style:auto-text-indent="true"/>
      <style:text-properties officeooo:rsid="004e4c70" officeooo:paragraph-rsid="004e4c70"/>
    </style:style>
    <style:style style:name="P61" style:family="paragraph" style:parent-style-name="text">
      <style:paragraph-properties fo:margin-left="0cm" fo:text-indent="0cm" style:auto-text-indent="true"/>
      <style:text-properties officeooo:rsid="004e4c70" officeooo:paragraph-rsid="004e4c70"/>
    </style:style>
    <style:style style:name="P62" style:family="paragraph" style:parent-style-name="Kapitola">
      <style:text-properties officeooo:rsid="004a9e22" officeooo:paragraph-rsid="004a9e22"/>
    </style:style>
    <style:style style:name="P63" style:family="paragraph" style:parent-style-name="text">
      <style:text-properties officeooo:rsid="004a9e22" officeooo:paragraph-rsid="004c4bee"/>
    </style:style>
    <style:style style:name="P64" style:family="paragraph" style:parent-style-name="text">
      <style:text-properties officeooo:rsid="004c4bee" officeooo:paragraph-rsid="004c4bee"/>
    </style:style>
    <style:style style:name="P65" style:family="paragraph" style:parent-style-name="text">
      <style:text-properties officeooo:rsid="004c706e" officeooo:paragraph-rsid="004c706e"/>
    </style:style>
    <style:style style:name="P66" style:family="paragraph" style:parent-style-name="Kapitola">
      <style:text-properties officeooo:rsid="004e4c70" officeooo:paragraph-rsid="004e4c70"/>
    </style:style>
    <style:style style:name="P67" style:family="paragraph" style:parent-style-name="text">
      <style:text-properties officeooo:rsid="004e4c70" officeooo:paragraph-rsid="004e4c70"/>
    </style:style>
    <style:style style:name="P68" style:family="paragraph" style:parent-style-name="text">
      <style:text-properties officeooo:paragraph-rsid="004e4c70"/>
    </style:style>
    <style:style style:name="P69" style:family="paragraph" style:parent-style-name="text">
      <style:text-properties officeooo:paragraph-rsid="0064fd63"/>
    </style:style>
    <style:style style:name="P70" style:family="paragraph" style:parent-style-name="text">
      <style:text-properties officeooo:rsid="005340c7" officeooo:paragraph-rsid="005340c7"/>
    </style:style>
    <style:style style:name="P71" style:family="paragraph" style:parent-style-name="Kapitola">
      <style:text-properties officeooo:rsid="00550aa0" officeooo:paragraph-rsid="00550aa0"/>
    </style:style>
    <style:style style:name="P72" style:family="paragraph" style:parent-style-name="text">
      <style:text-properties officeooo:rsid="00550aa0" officeooo:paragraph-rsid="00550aa0"/>
    </style:style>
    <style:style style:name="P73" style:family="paragraph" style:parent-style-name="text">
      <style:text-properties officeooo:paragraph-rsid="0056af8c"/>
    </style:style>
    <style:style style:name="P74" style:family="paragraph" style:parent-style-name="Kapitola">
      <style:text-properties officeooo:rsid="0055cc40" officeooo:paragraph-rsid="0055cc40"/>
    </style:style>
    <style:style style:name="P75" style:family="paragraph" style:parent-style-name="text">
      <style:text-properties officeooo:rsid="0055cc40" officeooo:paragraph-rsid="0056af8c"/>
    </style:style>
    <style:style style:name="P76" style:family="paragraph" style:parent-style-name="text">
      <style:text-properties officeooo:rsid="0056af8c" officeooo:paragraph-rsid="0056af8c"/>
    </style:style>
    <style:style style:name="P77" style:family="paragraph" style:parent-style-name="Kapitola">
      <style:text-properties officeooo:rsid="005801f7"/>
    </style:style>
    <style:style style:name="P78" style:family="paragraph" style:parent-style-name="text">
      <style:text-properties officeooo:paragraph-rsid="00589942"/>
    </style:style>
    <style:style style:name="P79" style:family="paragraph" style:parent-style-name="text" style:list-style-name="L3">
      <style:text-properties officeooo:paragraph-rsid="00589942"/>
    </style:style>
    <style:style style:name="P80" style:family="paragraph" style:parent-style-name="text">
      <style:text-properties officeooo:paragraph-rsid="00592279"/>
    </style:style>
    <style:style style:name="P81" style:family="paragraph" style:parent-style-name="text">
      <style:text-properties officeooo:paragraph-rsid="005af074"/>
    </style:style>
    <style:style style:name="P82" style:family="paragraph" style:parent-style-name="text" style:list-style-name="L4">
      <style:text-properties officeooo:paragraph-rsid="005af074"/>
    </style:style>
    <style:style style:name="P83" style:family="paragraph" style:parent-style-name="text" style:list-style-name="L4">
      <style:text-properties officeooo:paragraph-rsid="005d6149"/>
    </style:style>
    <style:style style:name="P84" style:family="paragraph" style:parent-style-name="text">
      <style:paragraph-properties fo:margin-left="0cm" fo:text-indent="0cm" style:auto-text-indent="true"/>
      <style:text-properties officeooo:paragraph-rsid="005d6149"/>
    </style:style>
    <style:style style:name="P85" style:family="paragraph" style:parent-style-name="Kapitola">
      <style:text-properties officeooo:paragraph-rsid="005d6149"/>
    </style:style>
    <style:style style:name="P86" style:family="paragraph" style:parent-style-name="text">
      <style:text-properties officeooo:paragraph-rsid="005d6149"/>
    </style:style>
    <style:style style:name="P87" style:family="paragraph" style:parent-style-name="text">
      <style:text-properties officeooo:paragraph-rsid="005e835c"/>
    </style:style>
    <style:style style:name="P88" style:family="paragraph" style:parent-style-name="text">
      <style:text-properties officeooo:paragraph-rsid="006169e0"/>
    </style:style>
    <style:style style:name="P89" style:family="paragraph" style:parent-style-name="Kapitola">
      <style:text-properties officeooo:paragraph-rsid="0063d5df"/>
    </style:style>
    <style:style style:name="P90" style:family="paragraph" style:parent-style-name="text">
      <style:text-properties officeooo:paragraph-rsid="0073d8e6"/>
    </style:style>
    <style:style style:name="P91" style:family="paragraph" style:parent-style-name="text">
      <style:text-properties officeooo:paragraph-rsid="0077513c"/>
    </style:style>
    <style:style style:name="P92" style:family="paragraph" style:parent-style-name="text">
      <style:text-properties officeooo:paragraph-rsid="007a0365"/>
    </style:style>
    <style:style style:name="P93" style:family="paragraph" style:parent-style-name="Kapitola">
      <style:text-properties officeooo:paragraph-rsid="007af6e8"/>
    </style:style>
    <style:style style:name="P94" style:family="paragraph" style:parent-style-name="text">
      <style:text-properties officeooo:paragraph-rsid="007ca12d"/>
    </style:style>
    <style:style style:name="P95" style:family="paragraph" style:parent-style-name="text" style:list-style-name="L5">
      <style:text-properties officeooo:paragraph-rsid="007ca12d"/>
    </style:style>
    <style:style style:name="P96" style:family="paragraph" style:parent-style-name="Kapitola" style:list-style-name="WWNum3">
      <style:paragraph-properties fo:margin-top="0cm" fo:margin-bottom="0.212cm" style:contextual-spacing="false" fo:break-before="page"/>
      <style:text-properties officeooo:paragraph-rsid="0073d8e6"/>
    </style:style>
    <style:style style:name="P97" style:family="paragraph" style:parent-style-name="Standard">
      <style:text-properties style:font-name="Times New Roman" fo:font-size="12pt" officeooo:rsid="002dacfb" officeooo:paragraph-rsid="002dacfb" style:font-size-asian="12pt" style:font-name-complex="Times New Roman2" style:font-size-complex="12pt"/>
    </style:style>
    <style:style style:name="P98" style:family="paragraph" style:parent-style-name="Kapitola" style:list-style-name="WWNum3">
      <style:paragraph-properties fo:margin-top="0cm" fo:margin-bottom="0.212cm" style:contextual-spacing="false" fo:break-before="page"/>
    </style:style>
    <style:style style:name="P99" style:family="paragraph" style:parent-style-name="Kapitola" style:list-style-name="WWNum3"/>
    <style:style style:name="P100" style:family="paragraph" style:parent-style-name="text">
      <style:paragraph-properties fo:text-indent="0cm" style:auto-text-indent="false"/>
    </style:style>
    <style:style style:name="P101" style:family="paragraph" style:parent-style-name="Standard">
      <style:text-properties style:font-name="Times New Roman" fo:font-size="12pt" style:font-size-asian="12pt"/>
    </style:style>
    <style:style style:name="P102" style:family="paragraph" style:parent-style-name="Standard">
      <style:text-properties fo:text-transform="uppercase" style:font-name="Times New Roman" fo:font-size="14pt" fo:font-weight="bold" style:font-size-asian="14pt" style:font-weight-asian="bold" style:font-name-complex="Times New Roman2" style:font-size-complex="14pt"/>
    </style:style>
    <style:style style:name="P103" style:family="paragraph" style:parent-style-name="Kapitola" style:list-style-name="WWNum3">
      <style:paragraph-properties fo:margin-top="0cm" fo:margin-bottom="0.212cm" style:contextual-spacing="false" fo:break-before="page"/>
      <style:text-properties officeooo:paragraph-rsid="00522b5e"/>
    </style:style>
    <style:style style:name="P104" style:family="paragraph" style:parent-style-name="text" style:master-page-name="">
      <loext:graphic-properties draw:fill="none"/>
      <style:paragraph-properties fo:margin-left="0.7cm" fo:margin-right="0cm" fo:margin-top="0cm" fo:margin-bottom="0cm" style:contextual-spacing="false" fo:line-height="150%" fo:text-align="start" style:justify-single-word="false" fo:orphans="2" fo:widows="2" fo:text-indent="-0.7cm" style:auto-text-indent="false" style:page-number="auto" fo:background-color="transparent" style:writing-mode="lr-tb"/>
      <style:text-properties officeooo:paragraph-rsid="00522b5e"/>
    </style:style>
    <style:style style:name="P105" style:family="paragraph" style:parent-style-name="text" style:master-page-name="">
      <loext:graphic-properties draw:fill="none"/>
      <style:paragraph-properties fo:margin-left="0.7cm" fo:margin-right="0cm" fo:margin-top="0cm" fo:margin-bottom="0cm" style:contextual-spacing="false" fo:line-height="150%" fo:text-align="start" style:justify-single-word="false" fo:orphans="2" fo:widows="2" fo:text-indent="0cm" style:auto-text-indent="false" style:page-number="auto" fo:background-color="transparent" style:writing-mode="lr-tb"/>
      <style:text-properties officeooo:paragraph-rsid="0044abd2"/>
    </style:style>
    <style:style style:name="P106" style:family="paragraph" style:parent-style-name="Text_20_body" style:master-page-name="">
      <loext:graphic-properties draw:fill="none"/>
      <style:paragraph-properties fo:margin-left="0.7cm" fo:margin-right="0cm" fo:margin-top="0cm" fo:margin-bottom="0.247cm" style:contextual-spacing="false" fo:line-height="150%" fo:text-align="start" style:justify-single-word="false" fo:orphans="2" fo:widows="2" fo:text-indent="-0.7cm" style:auto-text-indent="false" style:page-number="auto" fo:background-color="transparent" style:writing-mode="lr-tb"/>
      <style:text-properties style:font-name="Times New Roman" fo:font-size="12pt" fo:font-style="normal" fo:font-weight="normal" officeooo:paragraph-rsid="00522b5e" style:font-size-asian="12pt" style:font-style-asian="normal" style:font-weight-asian="normal" style:font-size-complex="12pt" style:font-style-complex="normal" style:font-weight-complex="normal"/>
    </style:style>
    <style:style style:name="P107" style:family="paragraph" style:parent-style-name="Text_20_body" style:master-page-name="">
      <loext:graphic-properties draw:fill="none"/>
      <style:paragraph-properties fo:margin-left="0.7cm" fo:margin-right="0cm" fo:margin-top="0cm" fo:margin-bottom="0.247cm" style:contextual-spacing="false" fo:line-height="150%" fo:text-align="start" style:justify-single-word="false" fo:orphans="2" fo:widows="2" fo:text-indent="-0.7cm" style:auto-text-indent="false" style:page-number="auto" fo:background-color="transparent" style:writing-mode="lr-tb"/>
      <style:text-properties style:font-name="Times New Roman" fo:font-size="12pt" fo:font-style="normal" fo:font-weight="normal" officeooo:paragraph-rsid="005c494e" style:font-size-asian="12pt" style:font-style-asian="normal" style:font-weight-asian="normal" style:font-size-complex="12pt" style:font-style-complex="normal" style:font-weight-complex="normal"/>
    </style:style>
    <style:style style:name="P108" style:family="paragraph" style:parent-style-name="Text_20_body" style:master-page-name="">
      <loext:graphic-properties draw:fill="none"/>
      <style:paragraph-properties fo:margin-left="0.7cm" fo:margin-right="0cm" fo:margin-top="0cm" fo:margin-bottom="0.247cm" style:contextual-spacing="false" fo:line-height="150%" fo:text-align="start" style:justify-single-word="false" fo:orphans="2" fo:widows="2" fo:text-indent="-0.7cm" style:auto-text-indent="false" style:page-number="auto" fo:background-color="transparent" style:writing-mode="lr-tb"/>
      <style:text-properties officeooo:paragraph-rsid="005c494e"/>
    </style:style>
    <style:style style:name="P109" style:family="paragraph" style:parent-style-name="text" style:master-page-name="">
      <loext:graphic-properties draw:fill="none"/>
      <style:paragraph-properties fo:margin-left="0.7cm" fo:margin-right="0cm" fo:margin-top="0cm" fo:margin-bottom="0.282cm" style:contextual-spacing="false" fo:line-height="150%" fo:text-align="start" style:justify-single-word="false" fo:orphans="2" fo:widows="2" fo:text-indent="-0.7cm" style:auto-text-indent="false" style:page-number="auto" fo:background-color="transparent" style:writing-mode="lr-tb">
        <style:tab-stops>
          <style:tab-stop style:position="0.199cm"/>
        </style:tab-stops>
      </style:paragraph-properties>
      <style:text-properties style:font-name="Times New Roman" fo:font-size="12pt" fo:font-style="normal" officeooo:paragraph-rsid="0077513c" style:font-size-asian="12pt" style:font-style-asian="normal" style:font-size-complex="12pt" style:font-style-complex="normal"/>
    </style:style>
    <style:style style:name="T1" style:family="text">
      <style:text-properties style:font-name="Times New Roman" fo:font-size="12pt" style:font-size-asian="12pt" style:font-name-complex="Times New Roman2" style:font-size-complex="12pt"/>
    </style:style>
    <style:style style:name="T2" style:family="text">
      <style:text-properties style:font-name="Times New Roman" fo:font-size="14pt" fo:font-weight="bold" style:font-size-asian="14pt" style:font-weight-asian="bold" style:font-name-complex="Times New Roman2" style:font-size-complex="14pt" style:font-weight-complex="bold"/>
    </style:style>
    <style:style style:name="T3" style:family="text">
      <style:text-properties style:font-name="Times New Roman" fo:font-size="12pt" officeooo:rsid="001f9668" style:font-size-asian="12pt" style:font-name-complex="Times New Roman2" style:font-size-complex="12pt"/>
    </style:style>
    <style:style style:name="T4" style:family="text">
      <style:text-properties fo:text-transform="uppercase" style:font-name="Times New Roman" fo:font-size="12pt" style:font-size-asian="12pt" style:font-name-complex="Times New Roman2" style:font-size-complex="12pt"/>
    </style:style>
    <style:style style:name="T5" style:family="text">
      <style:text-properties officeooo:rsid="002092bb"/>
    </style:style>
    <style:style style:name="T6" style:family="text">
      <style:text-properties style:font-name="Times New Roman" fo:font-size="12pt" officeooo:rsid="0022fc02" style:font-size-asian="12pt" style:font-name-complex="Times New Roman2" style:font-size-complex="12pt"/>
    </style:style>
    <style:style style:name="T7" style:family="text">
      <style:text-properties officeooo:rsid="006982ed"/>
    </style:style>
    <style:style style:name="T8" style:family="text">
      <style:text-properties officeooo:rsid="006a2275"/>
    </style:style>
    <style:style style:name="T9" style:family="text">
      <style:text-properties style:use-window-font-color="true" loext:opacity="0%" style:font-name="Times New Roman" fo:font-size="10pt" style:font-size-asian="10pt" style:font-name-complex="Times New Roman2" style:font-size-complex="10pt">
        <loext:char-complex-color loext:theme-type="accent1" loext:color-type="theme">
          <loext:transformation loext:type="shade" loext:value="2509"/>
        </loext:char-complex-color>
      </style:text-properties>
    </style:style>
    <style:style style:name="T10" style:family="text">
      <style:text-properties officeooo:rsid="0030adb2"/>
    </style:style>
    <style:style style:name="T11" style:family="text">
      <style:text-properties officeooo:rsid="007af6e8"/>
    </style:style>
    <style:style style:name="T12" style:family="text">
      <style:text-properties officeooo:rsid="00360ac5"/>
    </style:style>
    <style:style style:name="T13" style:family="text">
      <style:text-properties officeooo:rsid="0032a96f"/>
    </style:style>
    <style:style style:name="T14" style:family="text">
      <style:text-properties officeooo:rsid="004195cc"/>
    </style:style>
    <style:style style:name="T15" style:family="text">
      <style:text-properties officeooo:rsid="00333cd2"/>
    </style:style>
    <style:style style:name="T16" style:family="text">
      <style:text-properties officeooo:rsid="003438e2"/>
    </style:style>
    <style:style style:name="T17" style:family="text">
      <style:text-properties officeooo:rsid="003e1f4b"/>
    </style:style>
    <style:style style:name="T18" style:family="text">
      <style:text-properties officeooo:rsid="006aff82"/>
    </style:style>
    <style:style style:name="T19" style:family="text">
      <style:text-properties officeooo:rsid="003fea2e"/>
    </style:style>
    <style:style style:name="T20" style:family="text">
      <style:text-properties officeooo:rsid="006b260a"/>
    </style:style>
    <style:style style:name="T21" style:family="text">
      <style:text-properties officeooo:rsid="006e7170"/>
    </style:style>
    <style:style style:name="T22" style:family="text">
      <style:text-properties officeooo:rsid="00433178"/>
    </style:style>
    <style:style style:name="T23" style:family="text">
      <style:text-properties officeooo:rsid="0049283d"/>
    </style:style>
    <style:style style:name="T24" style:family="text">
      <style:text-properties officeooo:rsid="004a9e22"/>
    </style:style>
    <style:style style:name="T25" style:family="text">
      <style:text-properties officeooo:rsid="004c706e"/>
    </style:style>
    <style:style style:name="T26" style:family="text">
      <style:text-properties officeooo:rsid="004c4bee"/>
    </style:style>
    <style:style style:name="T27" style:family="text">
      <style:text-properties officeooo:rsid="005340c7"/>
    </style:style>
    <style:style style:name="T28" style:family="text">
      <style:text-properties officeooo:rsid="004f4a71"/>
    </style:style>
    <style:style style:name="T29" style:family="text">
      <style:text-properties officeooo:rsid="004e4c70"/>
    </style:style>
    <style:style style:name="T30" style:family="text">
      <style:text-properties officeooo:rsid="00547a8b"/>
    </style:style>
    <style:style style:name="T31" style:family="text">
      <style:text-properties officeooo:rsid="00550aa0"/>
    </style:style>
    <style:style style:name="T32" style:family="text">
      <style:text-properties officeooo:rsid="0056af8c"/>
    </style:style>
    <style:style style:name="T33" style:family="text">
      <style:text-properties officeooo:rsid="005801f7"/>
    </style:style>
    <style:style style:name="T34" style:family="text">
      <style:text-properties officeooo:rsid="00589942"/>
    </style:style>
    <style:style style:name="T35" style:family="text">
      <style:text-properties officeooo:rsid="00592279"/>
    </style:style>
    <style:style style:name="T36" style:family="text">
      <style:text-properties officeooo:rsid="00843d8f"/>
    </style:style>
    <style:style style:name="T37" style:family="text">
      <style:text-properties fo:font-weight="normal" officeooo:rsid="00592279" style:font-weight-asian="normal" style:font-weight-complex="normal"/>
    </style:style>
    <style:style style:name="T38" style:family="text">
      <style:text-properties fo:font-weight="normal" officeooo:rsid="005af074" style:font-weight-asian="normal" style:font-weight-complex="normal"/>
    </style:style>
    <style:style style:name="T39" style:family="text">
      <style:text-properties fo:font-weight="normal" officeooo:rsid="005d6149" style:font-weight-asian="normal" style:font-weight-complex="normal"/>
    </style:style>
    <style:style style:name="T40" style:family="text">
      <style:text-properties officeooo:rsid="005d6149"/>
    </style:style>
    <style:style style:name="T41" style:family="text">
      <style:text-properties fo:font-weight="normal" style:font-weight-asian="normal" style:font-weight-complex="normal"/>
    </style:style>
    <style:style style:name="T42" style:family="text">
      <style:text-properties fo:font-weight="normal" officeooo:rsid="005e835c" style:font-weight-asian="normal" style:font-weight-complex="normal"/>
    </style:style>
    <style:style style:name="T43" style:family="text">
      <style:text-properties fo:font-weight="normal" officeooo:rsid="0063d5df" style:font-weight-asian="normal" style:font-weight-complex="normal"/>
    </style:style>
    <style:style style:name="T44" style:family="text">
      <style:text-properties officeooo:rsid="005e835c"/>
    </style:style>
    <style:style style:name="T45" style:family="text">
      <style:text-properties fo:font-weight="normal" officeooo:rsid="006034e9" style:font-weight-asian="normal" style:font-weight-complex="normal"/>
    </style:style>
    <style:style style:name="T46" style:family="text">
      <style:text-properties fo:font-weight="normal" officeooo:rsid="0061603a" style:font-weight-asian="normal" style:font-weight-complex="normal"/>
    </style:style>
    <style:style style:name="T47" style:family="text">
      <style:text-properties officeooo:rsid="006169e0"/>
    </style:style>
    <style:style style:name="T48" style:family="text">
      <style:text-properties fo:font-weight="normal" officeooo:rsid="006169e0" style:font-weight-asian="normal" style:font-weight-complex="normal"/>
    </style:style>
    <style:style style:name="T49" style:family="text">
      <style:text-properties fo:font-weight="normal" officeooo:rsid="00618ce8" style:font-weight-asian="normal" style:font-weight-complex="normal"/>
    </style:style>
    <style:style style:name="T50" style:family="text">
      <style:text-properties style:font-name="Times New Roman" fo:font-weight="normal" officeooo:rsid="0063d5df" style:font-weight-asian="normal" style:font-weight-complex="normal"/>
    </style:style>
    <style:style style:name="T51" style:family="text">
      <style:text-properties style:font-name="Times New Roman" officeooo:rsid="0063d5df"/>
    </style:style>
    <style:style style:name="T52" style:family="text">
      <style:text-properties style:font-name="Times New Roman"/>
    </style:style>
    <style:style style:name="T53" style:family="text">
      <style:text-properties style:font-name="Times New Roman" officeooo:rsid="00642ed5"/>
    </style:style>
    <style:style style:name="T54" style:family="text">
      <style:text-properties style:font-name="Times New Roman" officeooo:rsid="0077513c"/>
    </style:style>
    <style:style style:name="T55" style:family="text">
      <style:text-properties style:font-name="Times New Roman" officeooo:rsid="00792121"/>
    </style:style>
    <style:style style:name="T56" style:family="text">
      <style:text-properties style:font-name="Times New Roman" officeooo:rsid="0079bb3e"/>
    </style:style>
    <style:style style:name="T57" style:family="text">
      <style:text-properties style:font-name="Times New Roman" officeooo:rsid="007a0365"/>
    </style:style>
    <style:style style:name="T58" style:family="text">
      <style:text-properties style:font-name="Times New Roman" officeooo:rsid="007af6e8"/>
    </style:style>
    <style:style style:name="T59" style:family="text">
      <style:text-properties style:font-name="Times New Roman" officeooo:rsid="007ca12d"/>
    </style:style>
    <style:style style:name="T60" style:family="text">
      <style:text-properties style:font-name="Times New Roman" fo:font-size="12pt" style:font-size-asian="12pt"/>
    </style:style>
    <style:style style:name="T61" style:family="text">
      <style:text-properties fo:text-transform="uppercase" style:font-name="Times New Roman" fo:font-size="14pt" fo:font-weight="bold" style:font-size-asian="14pt" style:font-weight-asian="bold" style:font-name-complex="Times New Roman2" style:font-size-complex="14pt"/>
    </style:style>
    <style:style style:name="T62" style:family="text">
      <style:text-properties style:font-name="Times New Roman" fo:font-size="12pt" fo:font-style="normal" style:font-size-asian="12pt" style:font-style-asian="normal" style:font-size-complex="12pt" style:font-style-complex="normal"/>
    </style:style>
    <style:style style:name="T63" style:family="text">
      <style:text-properties style:font-name="Times New Roman" fo:font-size="12pt" fo:font-style="normal" officeooo:rsid="00433178" style:font-size-asian="12pt" style:font-style-asian="normal" style:font-size-complex="12pt" style:font-style-complex="normal"/>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2.223cm" fo:text-indent="-0.635cm" fo:margin-left="2.223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858cm" fo:text-indent="-0.635cm" fo:margin-left="2.858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493cm" fo:text-indent="-0.635cm" fo:margin-left="3.493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128cm" fo:text-indent="-0.635cm" fo:margin-left="4.128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763cm" fo:text-indent="-0.635cm" fo:margin-left="4.763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398cm" fo:text-indent="-0.635cm" fo:margin-left="5.398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033cm" fo:text-indent="-0.635cm" fo:margin-left="6.033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668cm" fo:text-indent="-0.635cm" fo:margin-left="6.668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303cm" fo:text-indent="-0.635cm" fo:margin-left="7.303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938cm" fo:text-indent="-0.635cm" fo:margin-left="7.938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tredná priemyselná škola elektrotechnická</text:p>
      <text:p text:style-name="P1">Hálova 16, 851 01 Bratislava</text:p>
      <text:p text:style-name="P2" loext:marker-style-name="T1"><text:span text:style-name="T1"><text:s/></text:span></text:p>
      <text:p text:style-name="P3" loext:marker-style-name="T1"/>
      <text:p text:style-name="P3" loext:marker-style-name="T1"/>
      <text:p text:style-name="P3" loext:marker-style-name="T1"/>
      <text:p text:style-name="P3" loext:marker-style-name="T1"/>
      <text:p text:style-name="P3" loext:marker-style-name="T1"/>
      <text:p text:style-name="P4" loext:marker-style-name="T2"><text:span text:style-name="T2">Linux File Organizer</text:span></text:p>
      <text:p text:style-name="P4" loext:marker-style-name="T1"><text:span text:style-name="T1"/></text:p>
      <text:p text:style-name="P5" loext:marker-style-name="T1"/>
      <text:p text:style-name="P5" loext:marker-style-name="T1"/>
      <text:p text:style-name="P5" loext:marker-style-name="T1"/>
      <text:p text:style-name="P5" loext:marker-style-name="T1"/>
      <text:p text:style-name="P5" loext:marker-style-name="T1"/>
      <text:p text:style-name="P6" loext:marker-style-name="T1"/>
      <text:p text:style-name="P6" loext:marker-style-name="T1"/>
      <text:p text:style-name="P6" loext:marker-style-name="T1"/>
      <text:p text:style-name="P6" loext:marker-style-name="T1"/>
      <text:p text:style-name="P3" loext:marker-style-name="T1"/>
      <text:p text:style-name="P7" loext:marker-style-name="T1"><text:span text:style-name="T1">Matej Petuchovský</text:span></text:p>
      <text:p text:style-name="P8" loext:marker-style-name="T1"><text:span text:style-name="T3">Bratislava</text:span><text:span text:style-name="T1"><text:tab/><text:tab/></text:span></text:p>
      <text:p text:style-name="P9" loext:marker-style-name="T1"><text:span text:style-name="T1">2026</text:span></text:p>
      <text:p text:style-name="P10">Ročník štúdia: IV A</text:p>
      <text:p text:style-name="P11" loext:marker-style-name="T4"><text:span text:style-name="T4">Stredná priemyselná škola elektrotechnická</text:span></text:p>
      <text:p text:style-name="P4" loext:marker-style-name="T4"><text:span text:style-name="T4">Hálova 16, 851 01 Bratislava</text:span></text:p>
      <text:p text:style-name="P12" loext:marker-style-name="T1"><text:span text:style-name="T1"><text:s/></text:span></text:p>
      <text:p text:style-name="P13" loext:marker-style-name="T1"/>
      <text:p text:style-name="P13" loext:marker-style-name="T1"/>
      <text:p text:style-name="P13" loext:marker-style-name="T1"/>
      <text:p text:style-name="P13" loext:marker-style-name="T1"/>
      <text:p text:style-name="P13" loext:marker-style-name="T1"><text:span text:style-name="T1"/></text:p>
      <text:p text:style-name="P14" loext:marker-style-name="T2"><text:span text:style-name="T2">Linux File Organizer</text:span></text:p>
      <text:p text:style-name="P5" loext:marker-style-name="T1"/>
      <text:p text:style-name="P5" loext:marker-style-name="T1"/>
      <text:p text:style-name="P15" loext:marker-style-name="T1"/>
      <text:p text:style-name="P5" loext:marker-style-name="T1"/>
      <text:p text:style-name="P5" loext:marker-style-name="T1"/>
      <text:p text:style-name="P5" loext:marker-style-name="T1"/>
      <text:p text:style-name="P5" loext:marker-style-name="T1"/>
      <text:p text:style-name="P5" loext:marker-style-name="T1"/>
      <text:p text:style-name="P5" loext:marker-style-name="T1"/>
      <text:p text:style-name="P5" loext:marker-style-name="T1"/>
      <text:p text:style-name="P16" loext:marker-style-name="T1"><text:span text:style-name="T1">Matej Petuchovský</text:span></text:p>
      <text:p text:style-name="P17" loext:marker-style-name="T1"><text:span text:style-name="T3">Bratislava</text:span><text:span text:style-name="T1"><text:tab/><text:tab/></text:span></text:p>
      <text:p text:style-name="P18" loext:marker-style-name="T1"><text:span text:style-name="T1">2026</text:span></text:p>
      <text:p text:style-name="P19">Ročník štúdia: IV A</text:p>
      <text:p text:style-name="P10">Ing. Dominik Zatkalík,<text:tab/>PhD., Ing. Paed. IGIP</text:p>
      <text:p text:style-name="P20" loext:marker-style-name="T2">Zadanie koncoročnej odbornej práce</text:p>
      <text:list text:style-name="L1">
        <text:list-item>
          <text:p text:style-name="P21">Popíšte základy správy súborov v Unix/Linux </text:p>
        </text:list-item>
        <text:list-item>
          <text:p text:style-name="P21">Analyzujte a porovnajte existujúce nástroje </text:p>
        </text:list-item>
        <text:list-item>
          <text:p text:style-name="P21">Navrhnite softvérovú architektúru nástroja </text:p>
        </text:list-item>
        <text:list-item>
          <text:p text:style-name="P21">Implementujte jadro vyhľadávania </text:p>
        </text:list-item>
        <text:list-item>
          <text:p text:style-name="P21">Implementujte sortovanie podľa pravidiel</text:p>
        </text:list-item>
        <text:list-item>
          <text:p text:style-name="P21">Implementujte inteligentne čistenie </text:p>
        </text:list-item>
        <text:list-item>
          <text:p text:style-name="P21">Optimalizujte zdrojový kód aplikácie </text:p>
        </text:list-item>
        <text:list-item>
          <text:p text:style-name="P21">Zabezpečte kvalitu a spoľahlivosť pomocou unit testou </text:p>
        </text:list-item>
        <text:list-item>
          <text:p text:style-name="P21">Pripravte distribúciu a dokumentáciu </text:p>
        </text:list-item>
        <text:list-item>
          <text:p text:style-name="P21">Navrhnite model propagácie a udržateľnosti softvéru</text:p>
        </text:list-item>
      </text:list>
      <text:p text:style-name="P22" loext:marker-style-name="T2"/>
      <text:p text:style-name="P22" loext:marker-style-name="T2"/>
      <text:p text:style-name="P22" loext:marker-style-name="T2"/>
      <text:p text:style-name="P22" loext:marker-style-name="T2"/>
      <text:p text:style-name="P22" loext:marker-style-name="T2"/>
      <text:p text:style-name="P22" loext:marker-style-name="T2"/>
      <text:p text:style-name="P22" loext:marker-style-name="T2"/>
      <text:p text:style-name="P22" loext:marker-style-name="T2"/>
      <text:p text:style-name="P22" loext:marker-style-name="T2"/>
      <text:p text:style-name="P22" loext:marker-style-name="T2"/>
      <text:p text:style-name="P23"/>
      <text:p text:style-name="P22"/>
      <text:p text:style-name="P22"/>
      <text:p text:style-name="P22"/>
      <text:p text:style-name="P22"/>
      <text:p text:style-name="P22"/>
      <text:p text:style-name="P22"/>
      <text:p text:style-name="P22"/>
      <text:p text:style-name="P22"/>
      <text:p text:style-name="P22"/>
      <text:p text:style-name="P22"/>
      <text:p text:style-name="P22"/>
      <text:p text:style-name="P22" loext:marker-style-name="T2">Čestné vyhlásenie</text:p>
      <text:p text:style-name="P24">Vyhlasujem, že prácu stredoškolskej odbornej činnosti na tému „Linux File Organizer“, som vypracoval samostatne, s použitím uvedených literárnych zdrojov. Prácu som neprihlásil a ani neprezentoval v žiadnej inej súťaži, ktorá je pod gestorstvom MŠVVaM SR. Som si vedomý dôsledkov, ak uvedené údaje nie sú pravdivé.</text:p>
      <text:p text:style-name="P3"/>
      <text:p text:style-name="P3"><text:tab/><text:tab/><text:tab/><text:tab/><text:tab/><text:tab/><text:tab/>.........................................................</text:p>
      <text:p text:style-name="P3">V Bratislave, &lt;dd. mm. rrrr&gt;<text:tab/><text:tab/><text:tab/><text:tab/><text:span text:style-name="T5">Matej Petuchovský</text:span></text:p>
      <text:p text:style-name="P25" loext:marker-style-name="T2"/>
      <text:p text:style-name="P22" loext:marker-style-name="T2"/>
      <text:p text:style-name="P22" loext:marker-style-name="T2"/>
      <text:p text:style-name="P22" loext:marker-style-name="T2"/>
      <text:p text:style-name="P22" loext:marker-style-name="T2"/>
      <text:p text:style-name="P22" loext:marker-style-name="T2"/>
      <text:p text:style-name="P22" loext:marker-style-name="T2"/>
      <text:p text:style-name="P22" loext:marker-style-name="T2"/>
      <text:p text:style-name="P22" loext:marker-style-name="T2"/>
      <text:p text:style-name="P22" loext:marker-style-name="T2"/>
      <text:p text:style-name="P22" loext:marker-style-name="T2"/>
      <text:p text:style-name="P22" loext:marker-style-name="T2"/>
      <text:p text:style-name="P22" loext:marker-style-name="T2"/>
      <text:p text:style-name="P22" loext:marker-style-name="T2"/>
      <text:p text:style-name="P22" loext:marker-style-name="T2">Poďakovanie</text:p>
      <text:p text:style-name="P26" loext:marker-style-name="T1"><text:span text:style-name="T1">Rád by som sa touto cestou poďakoval svojmu </text:span><text:span text:style-name="T3">Ing. Dominik</text:span><text:span text:style-name="T6">u</text:span><text:span text:style-name="T3"> Zatkalík</text:span><text:span text:style-name="T6">u</text:span><text:span text:style-name="T3">, PhD.,</text:span><text:span text:style-name="T1"> za prístup a odborné rady. Tiež by som sa rád poďakoval spoločnosti 2Ring s.r.o. za odbornú pomoc a podporu pri realizácii praktickej časti mojej práce, najmä za vedomosti a skúsenosti, ktoré som mal možnosť získať počas spolupráce.</text:span></text:p>
      <text:p text:style-name="P27" loext:marker-style-name="T2">Abstrakt</text:p>
      <text:p text:style-name="P28">Tento projekt sa zameriava na návrh a vývoj konzolové<text:span text:style-name="T7">ho nástroja</text:span> pre prácu s súbormi a adresármi v operačnom systéme Linux. Riešenie poskytuje funkcionalitu vyhľadávania, sortovania a čistenia z možnosťou rosných nastavení. <text:span text:style-name="T7">Veľká pozornosť bola udelená rýchlosti a spoľahlivosti nástroja. </text:span>Práca tak tiež obsahuje analýzu existujúcich podobných nástrojov a možnú model propagácie a údrž<text:span text:style-name="T7">by. </text:span></text:p>
      <text:p text:style-name="P29">Kľúčové slova: CLI, Linux, Rust, <text:s/>Súborový systém</text:p>
      <text:p text:style-name="P30"/>
      <text:p text:style-name="P30">Abstract</text:p>
      <text:p text:style-name="P31">This project focuses on the design and development of a <text:span text:style-name="T8">CLI</text:span> tool for working with files and directories in the Linux operating system. The solution provides the functionality of searching, sorting and cleaning from the possibility of dew settings. Great attention was paid to the speed and reliability of the tool. Thus, the work also includes an analysis of existing similar tools and a possible model of promotion and maintenance. </text:p>
      <text:p text:style-name="P31">Keywords: CLI, Linux, Rust, file system</text:p>
      <text:p text:style-name="P32" loext:marker-style-name="T2">Obsah</text:p>
      <text:p text:style-name="P33" loext:marker-style-name="T9"/>
      <text:table-of-content text:style-name="Sect1" text:protected="true" text:name="Table of Contents1">
        <text:table-of-content-source text:outline-level="3" text:use-index-marks="false">
          <text:index-title-template text:style-name="text"/>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34"><text:a xlink:type="simple" xlink:href="#__RefHeading___Toc1438_2629994413" office:name="ÚVOD" text:style-name="Index_20_Link" text:visited-style-name="Index_20_Link">0 ÚVOD<text:tab/>6</text:a></text:p>
          <text:p text:style-name="P34"><text:a xlink:type="simple" xlink:href="#__RefHeading___Toc1440_2629994413" office:name="Problematika a prehľad literatúry" text:style-name="Index_20_Link" text:visited-style-name="Index_20_Link">1 Problematika a prehľad literatúry<text:tab/>7</text:a></text:p>
          <text:p text:style-name="P35"><text:a xlink:type="simple" xlink:href="#__RefHeading___Toc1371_2146524827" office:name=" Príkazoví riadok a CLI nástroje" text:style-name="Index_20_Link" text:visited-style-name="Index_20_Link">1.1 <text:s/>Príkazoví riadok a CLI nástroje<text:tab/>7</text:a></text:p>
          <text:p text:style-name="P35"><text:a xlink:type="simple" xlink:href="#__RefHeading___Toc3171_1107819706" office:name=" Základne pojmi súborového systému" text:style-name="Index_20_Link" text:visited-style-name="Index_20_Link">1.2 <text:s/>Základne pojmi súborového systému<text:tab/>7</text:a></text:p>
          <text:p text:style-name="P36"><text:a xlink:type="simple" xlink:href="#__RefHeading___Toc3173_1107819706" office:name=" súborový systém a jeho komponenty" text:style-name="Index_20_Link" text:visited-style-name="Index_20_Link">1.2.1 <text:s/>súborový systém a jeho komponenty<text:tab/>7</text:a></text:p>
          <text:p text:style-name="P36"><text:a xlink:type="simple" xlink:href="#__RefHeading___Toc1442_2629994413" office:name=" Hierarchia adresárov a cesty" text:style-name="Index_20_Link" text:visited-style-name="Index_20_Link">1.2.2 <text:s/>Hierarchia adresárov a cesty<text:tab/>8</text:a></text:p>
          <text:p text:style-name="P36"><text:a xlink:type="simple" xlink:href="#__RefHeading___Toc1444_2629994413" office:name=" Základne rozdiely medzi windows a linux" text:style-name="Index_20_Link" text:visited-style-name="Index_20_Link">1.2.3 <text:s/>Základne rozdiely medzi windows a linux<text:tab/>9</text:a></text:p>
          <text:p text:style-name="P35"><text:a xlink:type="simple" xlink:href="#__RefHeading___Toc1446_2629994413" office:name=" Teória prehľadávania adresárov" text:style-name="Index_20_Link" text:visited-style-name="Index_20_Link">1.3 <text:s/>Teória prehľadávania adresárov<text:tab/>9</text:a></text:p>
          <text:p text:style-name="P36"><text:a xlink:type="simple" xlink:href="#__RefHeading___Toc1448_2629994413" office:name="BFS stratégia" text:style-name="Index_20_Link" text:visited-style-name="Index_20_Link">1.3.1 BFS stratégia<text:tab/>9</text:a></text:p>
          <text:p text:style-name="P36"><text:a xlink:type="simple" xlink:href="#__RefHeading___Toc1450_2629994413" office:name="DFS Stratégia" text:style-name="Index_20_Link" text:visited-style-name="Index_20_Link">1.3.2 DFS Stratégia<text:tab/>10</text:a></text:p>
          <text:p text:style-name="P36"><text:a xlink:type="simple" xlink:href="#__RefHeading___Toc1452_2629994413" office:name="Regex ako mechanizmus vyhodnotenia" text:style-name="Index_20_Link" text:visited-style-name="Index_20_Link">1.3.3 Regex ako mechanizmus vyhodnotenia<text:tab/>10</text:a></text:p>
          <text:p text:style-name="P35"><text:a xlink:type="simple" xlink:href="#__RefHeading___Toc1454_2629994413" office:name=" Základ čistenia priečinkov" text:style-name="Index_20_Link" text:visited-style-name="Index_20_Link">1.4 <text:s/>Základ čistenia priečinkov<text:tab/>10</text:a></text:p>
          <text:p text:style-name="P36"><text:a xlink:type="simple" xlink:href="#__RefHeading___Toc1456_2629994413" office:name=" Dočasné súbory a adresári" text:style-name="Index_20_Link" text:visited-style-name="Index_20_Link">1.4.1 <text:s/>Dočasné súbory a adresári<text:tab/>11</text:a></text:p>
          <text:p text:style-name="P36"><text:a xlink:type="simple" xlink:href="#__RefHeading___Toc1458_2629994413" office:name=" Súbory na zotavenie" text:style-name="Index_20_Link" text:visited-style-name="Index_20_Link">1.4.2 <text:s/>Súbory na zotavenie<text:tab/>11</text:a></text:p>
          <text:p text:style-name="P36"><text:a xlink:type="simple" xlink:href="#__RefHeading___Toc1460_2629994413" office:name=" Rezervné automatické kópie" text:style-name="Index_20_Link" text:visited-style-name="Index_20_Link">1.4.3 <text:s/>Rezervné automatické kópie<text:tab/>11</text:a></text:p>
          <text:p text:style-name="P36"><text:a xlink:type="simple" xlink:href="#__RefHeading___Toc1462_2629994413" office:name=" Log a diagnostické súbory" text:style-name="Index_20_Link" text:visited-style-name="Index_20_Link">1.4.4 <text:s/>Log a diagnostické súbory<text:tab/>12</text:a></text:p>
          <text:p text:style-name="P36"><text:a xlink:type="simple" xlink:href="#__RefHeading___Toc1464_2629994413" office:name=" Cache priečinky" text:style-name="Index_20_Link" text:visited-style-name="Index_20_Link">1.4.5 <text:s/>Cache priečinky<text:tab/>12</text:a></text:p>
          <text:p text:style-name="P36"><text:a xlink:type="simple" xlink:href="#__RefHeading___Toc1466_2629994413" office:name=" Zastavovacie a kompilované artefakty" text:style-name="Index_20_Link" text:visited-style-name="Index_20_Link">1.4.6 <text:s/>Zastavovacie a kompilované artefakty<text:tab/>12</text:a></text:p>
          <text:p text:style-name="P35"><text:a xlink:type="simple" xlink:href="#__RefHeading___Toc1375_2146524827" office:name="Systém spravy verzii a git" text:style-name="Index_20_Link" text:visited-style-name="Index_20_Link">1.5 Systém spravy verzii a git<text:tab/>12</text:a></text:p>
          <text:p text:style-name="P36"><text:a xlink:type="simple" xlink:href="#__RefHeading___Toc1377_2146524827" office:name="Základne príkazy" text:style-name="Index_20_Link" text:visited-style-name="Index_20_Link">1.5.1 Základne príkazy<text:tab/>13</text:a></text:p>
          <text:p text:style-name="P34"><text:a xlink:type="simple" xlink:href="#__RefHeading___Toc3175_1107819706" office:name="Ciele práce" text:style-name="Index_20_Link" text:visited-style-name="Index_20_Link">2 Ciele práce<text:tab/>14</text:a></text:p>
          <text:p text:style-name="P34"><text:a xlink:type="simple" xlink:href="#__RefHeading___Toc3177_1107819706" office:name="Materiál a metodika" text:style-name="Index_20_Link" text:visited-style-name="Index_20_Link">3 Materiál a metodika<text:tab/>15</text:a></text:p>
          <text:p text:style-name="P34"><text:a xlink:type="simple" xlink:href="#__RefHeading___Toc3179_1107819706" office:name="Podnadpis" text:style-name="Index_20_Link" text:visited-style-name="Index_20_Link">3.1 Podnadpis<text:tab/>15</text:a></text:p>
          <text:p text:style-name="P34"><text:a xlink:type="simple" xlink:href="#__RefHeading___Toc3181_1107819706" office:name="Diskusia" text:style-name="Index_20_Link" text:visited-style-name="Index_20_Link">4 Diskusia<text:tab/>16</text:a></text:p>
          <text:p text:style-name="P34"><text:a xlink:type="simple" xlink:href="#__RefHeading___Toc3183_1107819706" office:name="Závery práce" text:style-name="Index_20_Link" text:visited-style-name="Index_20_Link">5 Závery práce<text:tab/>17</text:a></text:p>
          <text:p text:style-name="P34"><text:a xlink:type="simple" xlink:href="#__RefHeading___Toc3185_1107819706" office:name="Zhrnutie" text:style-name="Index_20_Link" text:visited-style-name="Index_20_Link">6 Zhrnutie<text:tab/>18</text:a></text:p>
          <text:p text:style-name="P34"><text:a xlink:type="simple" xlink:href="#__RefHeading___Toc3187_1107819706" office:name="Zoznam použitej literatúry" text:style-name="Index_20_Link" text:visited-style-name="Index_20_Link">7 Zoznam použitej literatúry<text:tab/>19</text:a></text:p>
        </text:index-body>
      </text:table-of-content>
      <text:p text:style-name="Standard"/>
      <text:p text:style-name="P3" loext:marker-style-name="T1"/>
      <text:p text:style-name="P37" loext:marker-style-name="T1"/>
      <text:p text:style-name="P38" loext:marker-style-name="T2"><text:span text:style-name="T2">Zoznam skratiek, značiek a symbolov</text:span></text:p>
      <text:p text:style-name="P39"><text:span text:style-name="T10">G</text:span>UI – <text:span text:style-name="T10">graphic </text:span>user interface</text:p>
      <text:p text:style-name="P39">CLI – console line interface</text:p>
      <text:p text:style-name="P40">BFS – breadth-first search</text:p>
      <text:p text:style-name="P40">DFS – death-first search</text:p>
      <text:p text:style-name="P41">Regex – regular expression</text:p>
      <text:p text:style-name="P42">VCS – version control system</text:p>
      <text:p text:style-name="P38" loext:marker-style-name="T2"><text:span text:style-name="T2">Zoznam tabuliek, grafov a ilustrácií</text:span></text:p>
      <text:p text:style-name="P43" loext:marker-style-name="T1"><text:span text:style-name="T1">&lt;Zoznam skratiek, značiek a symbolov&gt;</text:span>príkazového používateľského rozhraniaCieľom tejto prace je navrhnúť, implementovať a overiť funkcionalitu Linxoveho nastroja na prácu zo súbormi , spĺňajúceho často žiadane vlastnosti, a pod tymi sa myslia jednoduchost pouzitia, rychlost a bezpecnost.</text:p>
      <text:list text:style-name="WWNum4">
        <text:list-item>
          <text:h text:style-name="P44" text:outline-level="1"><text:bookmark-start text:name="_Toc179973481COPY_IS_MOVE"/><text:bookmark-start text:name="__RefHeading___Toc1438_2629994413"/>ÚVOD<text:bookmark-end text:name="_Toc179973481COPY_IS_MOVE"/><text:bookmark-end text:name="__RefHeading___Toc1438_2629994413"/></text:h>
        </text:list-item>
      </text:list>
      <text:p text:style-name="text">Operačný systém Linux <text:span text:style-name="T11">n</text:span>amiesto riadenia počítača pomocou <text:span text:style-name="T12">iba </text:span>grafický<text:span text:style-name="T12">m</text:span> používateľský<text:span text:style-name="T12">m</text:span> rozhraní<text:span text:style-name="T12">m</text:span> (ďalej GUI), Linux ponúka <text:span text:style-name="T12">aj </text:span>príkazové používateľské rozhrani<text:span text:style-name="T13">e</text:span> (ďalej CLI). Hlavným riadiacim CLI je konzola. Funkcionálne možnosti konzoly sa zväčša definujú množstvom a možnosťami jej príkazových nástrojov, pritom každý používateľ vie sam vybrať nástroje ktoré bude mať dostupné v konzole.</text:p>
      <text:p text:style-name="P45">Takých nástrojov je veľa, ale oni ne vždy spĺňajú všetke očakávanie používateľa. Používateľ v svojom rade je motivovaný komponentovou architektúrou <text:span text:style-name="T14">L</text:span>inuxa vyberať zo spĺňajúcich podobne funkcie nástrojov <text:span text:style-name="T12">tie</text:span>, čo najviac <text:s/><text:span text:style-name="T15">vyhovuj</text:span><text:span text:style-name="T12">ú</text:span><text:span text:style-name="T15"> jeho osobným požiadavkám. </text:span></text:p>
      <text:p text:style-name="P46">Jednou z oblasti v ktorej existuje veľa odl<text:span text:style-name="T16">i</text:span>šn<text:span text:style-name="T16">ý</text:span>ch požiadaviek, a následkom toho aj nástrojov, je manažovanie súborového systému. V tejto oblasti sa naraz používa viacero nástrojov, preto <text:span text:style-name="T16">ich </text:span>kombináciami používateľ ma možnosť maximálne prispôsobiť svojim požiadavkám <text:span text:style-name="T16">svoju </text:span>prácu. </text:p>
      <text:p text:style-name="P47"><text:span text:style-name="T16">Častou</text:span><text:span text:style-name="T15"> požiadav</text:span><text:span text:style-name="T16">kou</text:span><text:span text:style-name="T15"> </text:span><text:span text:style-name="T16">na take nástroje </text:span><text:span text:style-name="T15">je jednoduchosť použitia, keď že najrozšírenejšie CLI nástroje časom </text:span>nadobúdajú<text:span text:style-name="T15"> veľk</text:span><text:span text:style-name="T16">é</text:span><text:span text:style-name="T15"> množstv</text:span><text:span text:style-name="T16">o</text:span><text:span text:style-name="T15"> funkci</text:span><text:span text:style-name="T16">í </text:span><text:span text:style-name="T15">a stavajú sa komplikovan</text:span><text:span text:style-name="T16">ými</text:span><text:span text:style-name="T15"> v použití. Tak tiež často je </text:span><text:span text:style-name="T16">žiadaná vysoká rýchlosť nastroja, aby nezväčšovať aj tak časovo náročne operácie nad súbormi. A samozrejme taky nastroj ma byt bezpečným, aby kvôli chybe v kóde nastroja nedošlo k poškodeniu súbor</text:span><text:span text:style-name="T12">ov</text:span><text:span text:style-name="T16"> a dat </text:span><text:span text:style-name="T12">v nich</text:span><text:span text:style-name="T16">.</text:span></text:p>
      <text:p text:style-name="P48">Cieľom tejto prace je <text:span text:style-name="T12">navrhnúť, implementovať a overiť funkcionalitu </text:span><text:span text:style-name="T14">L</text:span><text:span text:style-name="T12">inxoveho nastroja na prácu zo súbormi, spĺňajúceho často žiadane vlastnosti, medzi ktoré patri <text:s/>jednoduchosť použitia, rýchlosť a bezpečnosť.</text:span></text:p>
      <text:list text:style-name="WWNum3">
        <text:list-item>
          <text:h text:style-name="P49" text:outline-level="1"><text:bookmark-start text:name="__RefHeading___Toc1440_2629994413"/><text:bookmark-start text:name="_Toc179973482"/>Problematika a prehľad literatúr<text:bookmark-end text:name="_Toc179973482"/>y<text:bookmark-end text:name="__RefHeading___Toc1440_2629994413"/></text:h>
        </text:list-item>
      </text:list>
      <text:p text:style-name="P50"><text:span text:style-name="T17">V tej to kapitole sumarizujeme potrebné teoretické poznatky a existujúce prístupy k sprave súborov a adresárov, ktoré sú potrebné pri návrhu, tvorbe a propagácie nastroja. Pozornosť je venovaná špecifike súborového systému </text:span><text:span text:style-name="T14">L</text:span><text:span text:style-name="T17">inuxa, </text:span><text:span text:style-name="T18">pojmom CLI a CLI nastroj, </text:span><text:span text:style-name="T17">spôsoboch riešení základných úloh nastroja z algoritmického hľadiska a </text:span><text:span text:style-name="T18">technologické informácie súvisiace s vývojom projektu</text:span><text:span text:style-name="T17">. <text:s/>Cieľom prehľadu je vytvoriť </text:span><text:span text:style-name="T19">súvislý teoreticky terminologicky základ, ktorý slúži ako východisko pre ďalšie <text:s/>časti práce. </text:span></text:p>
      <text:list text:continue-numbering="true" text:style-name="WWNum3">
        <text:list-item>
          <text:list>
            <text:list-item>
              <text:h text:style-name="P51" text:outline-level="2"><text:bookmark-start text:name="__RefHeading___Toc1371_2146524827"/><text:s/><text:span text:style-name="T20">Príkazoví riadok a CLI nástroje</text:span><text:bookmark-end text:name="__RefHeading___Toc1371_2146524827"/></text:h>
            </text:list-item>
          </text:list>
        </text:list-item>
      </text:list>
      <text:p text:style-name="P52">Rozhranie príkazového radku, alebo CLI, je spôsob ovládania počítača pomocou textových príkazov zadávaných z klávesnice. V Linuxe sa pod CLI primárne mysli najmä práca z shell. To je program, ktorý prijíma klávesnicové príkazy a odovzdáva ich operačnému systému na vykonanie. Pri tom v Linuxe často používajú CLI a GUI naraz. V takom prípade na prístup k CLI je potrebný program ktorý sa nazýva konzolový emulátor. CLI sa považuje za veľmi výrazný spôsob komunikácie s počítačom. [1]</text:p>
      <text:p text:style-name="P52">Každý príkaz v CLI predstavuje sebou samostatný program, ktorý voláme CLI nastroj. Funkcionálne možnosti príkazového riadku sa určujú množstvom nainštalovanie konzolových nástrojov. <text:span text:style-name="T21">Bežný Linux typický obsahuje doslova tisíce programov použiteľných s príkazového riadku.</text:span></text:p>
      <text:list text:continue-numbering="true" text:style-name="WWNum3">
        <text:list-item>
          <text:list>
            <text:list-item>
              <text:h text:style-name="P53" text:outline-level="2"><text:bookmark-start text:name="__RefHeading___Toc3171_1107819706"/><text:s/>Základne pojmi súborového systému<text:bookmark-end text:name="__RefHeading___Toc3171_1107819706"/></text:h>
            </text:list-item>
          </text:list>
        </text:list-item>
      </text:list>
      <text:p text:style-name="P54">Práca CLI nástrojov, ktoré vyhľadávajú a spracúvajú súbory a adresári, opierajú sa na rovnaký základ pojmov: čo je adresát a súbor, aké vlastnosti oni máju, kde sa nachádzajú a ako vieme k nim pristupovať. Tak tiež často sa vyskytujú problematika <text:s/>rozdielov Unix-podobných a Windows operačných systémov, napríklad v zápise ciest alebo konvenciách pomenovania. Preto v nasledujúcich kapitolách zavádzame kľúčové definície a pojmi <text:span text:style-name="T22">týkajúce sa súborového systému a stručne popíšeme rozdiely ktoré môžu ovplyvniť prácu z nim v rôznych systémoch. </text:span></text:p>
      <text:list xml:id="list135213430468236" text:continue-numbering="true" text:style-name="WWNum3">
        <text:list-item>
          <text:list>
            <text:list-item>
              <text:list>
                <text:list-item>
                  <text:h text:style-name="P55" text:outline-level="3"><text:bookmark-start text:name="__RefHeading___Toc3173_1107819706"/><text:s/>súborový systém a jeho komponenty<text:bookmark-end text:name="__RefHeading___Toc3173_1107819706"/></text:h>
                </text:list-item>
              </text:list>
            </text:list-item>
          </text:list>
        </text:list-item>
      </text:list>
      <text:p text:style-name="P56">Súborový systém predstavuje sebou spôsob organizácie a prístupu k dátam na zariadení. On ponuka jediný interface pre prácu uloženými objektami. Pre CLI nástroje to znamená dve základne možnosti – možnosť prehľadu uložených objektov, možnosť získať ich metadáta a z ich pomocou vykonať operácie nad nimi.</text:p>
      <text:p text:style-name="P57"><text:soft-page-break/>V aplikovanom zmysle, súbor je pomenovaný objekt dát, <text:span text:style-name="T23">a a</text:span>dresár (alebo priečinok) <text:span text:style-name="T23">je špeciálnym súborom-</text:span>kontajner<text:span text:style-name="T24">om</text:span>, ktorý obsahuje <text:span text:style-name="T23">zoznam mien a reálnych polôh v pamäti iných objektov, buď súborov alebo iných priečinkov. <text:s/>Funkcia väčšiny CLI nastrkovať spočíva v prehliadaný stromu adresárov a spracovávaniu objavených súborov na základe ich metá dát.</text:span></text:p>
      <text:p text:style-name="P58">Najčastejšie metá dáta, <text:span text:style-name="T24">využívané CLI nástrojmi sú:</text:span></text:p>
      <text:list text:style-name="L2">
        <text:list-item>
          <text:p text:style-name="P59">Meno súboru – reťazec v menovom priestore adresára</text:p>
        </text:list-item>
        <text:list-item>
          <text:p text:style-name="P59">Veľkosť – zvyčajne v bytoch</text:p>
        </text:list-item>
        <text:list-item>
          <text:p text:style-name="P59">Časove pečiatky – je ich niekoľko, príkladom je dátum a čas vytvorenia</text:p>
        </text:list-item>
        <text:list-item>
          <text:p text:style-name="P59">Rozšírenie – ako konvencie pomenovania rôznych typov súborov</text:p>
          <text:list>
            <text:list-header>
              <text:p text:style-name="P60"/>
            </text:list-header>
          </text:list>
        </text:list-item>
      </text:list>
      <text:p text:style-name="P61">Tu treba spomenúť dôležitú špecifiku názvu súborov v Unix podobných systémoch: „Názvy súborov, ktoré začínajú bodkou, sú skryté. To len znamená, že bežne sa nebude uvádzať, pokiaľ priamo nebude povedané rátať aj zo skrytými súbormi.“ Preto pre CLI nástroje je štandardom <text:s/>zachovať take spravovanie v svojich výstupoch. Robi sa to štandardizovaný parametrom: „-a, --all – zoznam všetkých súborov, dokonca aj tých s názvami, ktoré začínajú bodkou, ktoré zvyčajne nie sú uvedené (skryté).“ [1]</text:p>
      <text:list text:continue-list="list135213430468236" text:style-name="WWNum3">
        <text:list-item>
          <text:list>
            <text:list-item>
              <text:list>
                <text:list-item>
                  <text:h text:style-name="P62" text:outline-level="3"><text:bookmark-start text:name="__RefHeading___Toc1442_2629994413"/><text:s/>Hierarchia adresárov a cesty<text:bookmark-end text:name="__RefHeading___Toc1442_2629994413"/></text:h>
                </text:list-item>
              </text:list>
            </text:list-item>
          </text:list>
        </text:list-item>
      </text:list>
      <text:p text:style-name="P63">Adresáre tvoria stromovitú štruktúru: od koreňa, ktorý je najvyšším adresárom, po listy, ktoré predstavujú sebou súbory. <text:span text:style-name="T25">V tomto kontexte cesta</text:span> – <text:span text:style-name="T26">to je adresa adresára v strome. V Unix podobných systémoch rozlišujú sa absolútne a relatívne cesty. </text:span></text:p>
      <text:p text:style-name="P64"><text:span text:style-name="T25">Kľúčová idea absolútnej cesty je to, že ona presne zadáva polohu súbora v strome: </text:span>„Absolútna cesta začína koreňovým adresárom a nasleduje vetvu stromu vetva, kým sa nedokončí cesta k požadovanému adresáru alebo súboru.“ [1] </text:p>
      <text:p text:style-name="P65">Relatívna cesta sa interpretuje vzhľadom na aktuálny pracovný adresár, a nie koreňový adresár. Na navigáciu po stromu sa využívajú špeciálne znaky: „"." zápis odkazuje na pracovný adresár a zápis ".." sa vzťahuje na nadradený adresár“ [1]</text:p>
      <text:p text:style-name="P65">Praktický záver s toho pre CLI nástroje znamená že rovnaká logika navigácie v súboroch ma vedieť vysporiadať sa aj z relatívnymi aj s absolútnymi cestami, aby nedošlo k neočakávaním pre používateľa výsledkom.</text:p>
      <text:list text:continue-numbering="true" text:style-name="WWNum3">
        <text:list-item>
          <text:list>
            <text:list-item>
              <text:list>
                <text:list-item>
                  <text:h text:style-name="P66" text:outline-level="3"><text:bookmark-start text:name="__RefHeading___Toc1444_2629994413"/><text:soft-page-break/><text:s/>Základne rozdiely <text:span text:style-name="T27">medzi</text:span> windows a linux<text:bookmark-end text:name="__RefHeading___Toc1444_2629994413"/></text:h>
                </text:list-item>
              </text:list>
            </text:list-item>
          </text:list>
        </text:list-item>
      </text:list>
      <text:p text:style-name="P67">Kľúčové rozdiely sa začínajú s rozdiel<text:span text:style-name="T28">u</text:span> absolútnych ciest a <text:span text:style-name="T28">deliaceho symbola</text:span>. V Windows systémoch úplná cesta k súboru sa začína z písmena diska (napríklad, C:), a <text:span text:style-name="T28">deliaci symbol je spätná lomka. </text:span>V systémoch podobných <text:span text:style-name="T28">Unixu</text:span> je model iný - v ceste nie sú žiadne písmená jednotiek a vedúca lomka označuje koreň <text:span text:style-name="T28">súborového systému. [1]</text:span></text:p>
      <text:p text:style-name="P68"><text:span text:style-name="T29">Praktickým záverom pre multiplatformové nástroje CLI je, že s </text:span><text:span text:style-name="T28">c</text:span><text:span text:style-name="T29">estou nemožno zaobchádzať ako s jednoduchým reťazcom s rovnakými pravidlami. </text:span><text:span text:style-name="T28">Preto aj pri medzi platformovej podpore programovacieho jazyka a metód prístupu k súborovému systému, není úplne triviálne spraviť podporu niekoľkých operačných systémov naraz.</text:span></text:p>
      <text:list text:continue-numbering="true" text:style-name="WWNum3">
        <text:list-item>
          <text:list>
            <text:list-item>
              <text:h text:style-name="Kapitola" text:outline-level="2"><text:bookmark-start text:name="__RefHeading___Toc1446_2629994413"/><text:s/>Teória prehľadávania adresárov <text:bookmark-end text:name="__RefHeading___Toc1446_2629994413"/></text:h>
            </text:list-item>
          </text:list>
        </text:list-item>
      </text:list>
      <text:p text:style-name="P69"><text:span text:style-name="T27">Pred tým ako vykonať akcie nad súbormi, treba najprv vyhľadať vyhovujúce súbory v adresári. Ale keď že často adresári máju </text:span>vysoké hniezdenie, <text:span text:style-name="T27">z algoritmického hľadiska to môže byť ne úplne triviálne. V nasledujúci podkapitolách zadefinujeme čo je prehľadávanie, uvedieme dve základne taktiky/algoritmy a rozoberieme ako vieme vyhodnotiť súbor. </text:span></text:p>
      <text:p text:style-name="P70">Pod prehľadávaním adresa sa obyčajne mysli získanie zoznamu obsahu adresára, a v prípade potreby aj zoznam obsahu všetky vložených adresárov. Keď získavame zoznámi aj vložených adresárov, voláme to rekurzívnym prehliadaním. </text:p>
      <text:p text:style-name="text">Veľkosť stromu priamo určuje náklady <text:span text:style-name="T30">na vyhľadávanie</text:span>. Na veľkých stromoch hlavná záťaž zvyčajne ide skôr <text:span text:style-name="T30">od</text:span> operácií súborového systému<text:line-break/>(prístup k metá dáta<text:span text:style-name="T30">m</text:span>, kontroly práv <text:span text:style-name="T30">a pod</text:span>), než do "čistého" spracovania reťazcov. <text:span text:style-name="T30">V praxi, n</text:span>áklady na <text:span text:style-name="T30">prehliadanie</text:span> sú približne úmerné počtu navštívených uzlov stromov a počtu prečítaných záznamov. <text:span text:style-name="T30">Samozrejme dôležite je prejsť každý uzol iba raz, na čo sa väčšinou používa jeden s dvoch </text:span><text:span text:style-name="T31">strategij</text:span><text:span text:style-name="T30">: BFS a DFS. [2] </text:span></text:p>
      <text:list text:continue-numbering="true" text:style-name="WWNum3">
        <text:list-item>
          <text:list>
            <text:list-item>
              <text:list>
                <text:list-item>
                  <text:h text:style-name="P71" text:outline-level="3"><text:bookmark-start text:name="__RefHeading___Toc1448_2629994413"/>BFS stratégia<text:bookmark-end text:name="__RefHeading___Toc1448_2629994413"/></text:h>
                </text:list-item>
              </text:list>
            </text:list-item>
          </text:list>
        </text:list-item>
      </text:list>
      <text:p text:style-name="P72">BFS stratégia spočíva v prechádzaní stromu po jeho urovnám: najprv začiatočný adresár (hĺbka 0), potom všetke vnorené adresári na hĺbke 1, potom všetke vnorené adresári na hĺbke 2 a t.ď. Štruktúra dat zodpovedá rádu. Uzly sa pridávajú na koniec, a vyberajú sa zo začiatku. Pomocou toho dosahuje sa úrovňoví poriadok prehliadania. [2]</text:p>
      <text:p text:style-name="P73">Výhodami takého prehliadania je to, že čo najskôr dostaneme najbližšie k pracovnému adresáru súbory. Tak tiež taká stratégia umožňuje získavať potrebné súbory bez ponorenia do maximálnej hĺbke, a maximálna hĺbka sa teoreticky dá obmedziť. <text:soft-page-break/><text:span text:style-name="T32">Situačnou výhodou a n</text:span>evýhodou takého riešenia je väčší náklad na pamäť v širokých stromoch, <text:span text:style-name="T32">a menši v hlbokých</text:span>. </text:p>
      <text:list text:continue-numbering="true" text:style-name="WWNum3">
        <text:list-item>
          <text:list>
            <text:list-item>
              <text:list>
                <text:list-item>
                  <text:h text:style-name="P74" text:outline-level="3"><text:bookmark-start text:name="__RefHeading___Toc1450_2629994413"/>DFS Stratégia<text:bookmark-end text:name="__RefHeading___Toc1450_2629994413"/></text:h>
                </text:list-item>
              </text:list>
            </text:list-item>
          </text:list>
        </text:list-item>
      </text:list>
      <text:p text:style-name="P75">DFS stratégia spočíva v prechode do maximálnej hĺbky prvej vetve stromu, návratu k začiatku stroma a ponorenia do ďalšej vetve. Štruktúra dát zodpovedá zásobníku, pri ktorom platí pravidlo „prvý sa vkladá, prvý sa vyberá“.</text:p>
      <text:p text:style-name="P76">Výhodou je možnosť rýchlejšie dosiahnuť hlboké uzly. Situačne vyhody a nevýhody sú opačne BFS stratégie – menši náklad na pamäť v širokých stromoch, a väčší v hlbokých.</text:p>
      <text:list xml:id="list135213365732670" text:continue-numbering="true" text:style-name="WWNum3">
        <text:list-item>
          <text:list>
            <text:list-item>
              <text:list>
                <text:list-item>
                  <text:h text:style-name="P77" text:outline-level="3"><text:bookmark-start text:name="__RefHeading___Toc1452_2629994413"/>Regex ako mechanizmus vyhodnotenia<text:bookmark-end text:name="__RefHeading___Toc1452_2629994413"/></text:h>
                </text:list-item>
              </text:list>
            </text:list-item>
          </text:list>
        </text:list-item>
      </text:list>
      <text:p text:style-name="text"><text:span text:style-name="T33">Pri spracovaní výsledkov vyhľadania adresára existuje možnosť zadania kritéria vyhodnotenia nie len priamym presným porovnaním. Je možne porovnanie zo šablónou, tak zvanými </text:span>regulárn<text:span text:style-name="T33">ymi</text:span> výraz<text:span text:style-name="T33">mi (ďalej regex). Regex je formálny jaz</text:span><text:span text:style-name="T34">y</text:span><text:span text:style-name="T33">k, ktorý umožňuje opísať viacero rôznych reťazcov s pomocou reťazca šablóny</text:span>. <text:span text:style-name="T34">[3]</text:span></text:p>
      <text:p text:style-name="P78">V kontexte prechodu adresár<text:span text:style-name="T34">e,</text:span> potom, čo program dostane názov súboru alebo <text:span text:style-name="T34">iný potrebný druh metá dát</text:span>, skontroluje, či sa <text:span text:style-name="T34">hodnota</text:span> zhoduje so zadaným vzorom. Na rozdiel od priameho porovnania regex umožňuje vyjadriť všeobecnejšie kritérium, napríklad: </text:p>
      <text:list text:style-name="L3">
        <text:list-item>
          <text:p text:style-name="P79">Vyber všetký<text:span text:style-name="T34">ch</text:span> súbor<text:span text:style-name="T34">ov</text:span>, názvy ktorých začínajú konkrétnou predponou;</text:p>
        </text:list-item>
        <text:list-item>
          <text:p text:style-name="P79"><text:span text:style-name="T34">V</text:span>yber súbor<text:span text:style-name="T34">ov</text:span>, v ktorých sa v názve vyskytuje skupina znakov (napríklad dátum); </text:p>
        </text:list-item>
        <text:list-item>
          <text:p text:style-name="P79">Vyber z niekoľkých možností názvu prostredníctvom alternatív.</text:p>
        </text:list-item>
      </text:list>
      <text:p text:style-name="P72"/>
      <text:list xml:id="list135213485715360" text:continue-list="list135213365732670" text:style-name="WWNum3">
        <text:list-item>
          <text:list>
            <text:list-item>
              <text:h text:style-name="Kapitola" text:outline-level="2"><text:bookmark-start text:name="__RefHeading___Toc1454_2629994413"/><text:span text:style-name="Strong_20_Emphasis"><text:s/></text:span><text:span text:style-name="Strong_20_Emphasis"><text:span text:style-name="T35">Základ čistenia </text:span></text:span><text:span text:style-name="Strong_20_Emphasis"><text:span text:style-name="T36">priečinkov</text:span></text:span><text:bookmark-end text:name="__RefHeading___Toc1454_2629994413"/></text:h>
            </text:list-item>
          </text:list>
        </text:list-item>
      </text:list>
      <text:p text:style-name="P80"><text:span text:style-name="Strong_20_Emphasis"><text:span text:style-name="T37">Pod čistením priečinkov v súborovom systéme sa mysli odstránenie nepoužívateľských súborov, ktoré vznikajú ako vedľajší produkt životného cyklu operačného systému, bežných programov alebo nástrojov pre vývoj softvéru. Sú to napríklad dočasne súbory, cache, logy, alebo havarijne výpisy. Ich spoločný príznak – oni nie sú prvotným výsledkom prace používateľa, ako napríklad uložený textový dokument, a nie sú nevyhnutnou súčasťou softvérových komponentov. <text:s/>Slúžia na zrýchlenie prace, </text:span></text:span><text:span text:style-name="Strong_20_Emphasis"><text:span text:style-name="T38">zotavenia po nastavenie kritickej situácii alebo pre diagnostiku. </text:span></text:span></text:p>
      <text:p text:style-name="P81"><text:soft-page-break/><text:span text:style-name="Strong_20_Emphasis"><text:span text:style-name="T38">Vymazanie takých súborov sa berie ako bezpečne primárne na základe jedného z dvoch mechanizmov:</text:span></text:span></text:p>
      <text:list text:style-name="L4">
        <text:list-item>
          <text:p text:style-name="P82"><text:span text:style-name="Strong_20_Emphasis"><text:span text:style-name="T38">Dáta v súbore sú zotaviteľné – je možne dostať vymazané dáta opakovaným behom programu. Štandard Hierarchie Súborového Systému priamo uvádza že obsah priečinkov „cache“ sa vytvára v dôsledku drahých vstupov/výstupov alebo výpočtov, a aplikácia ju musí byť schopná obnoviť a samotné súbory cache je možné vymazať bez straty údajov. [4]</text:span></text:span></text:p>
        </text:list-item>
        <text:list-item>
          <text:p text:style-name="P83"><text:span text:style-name="Strong_20_Emphasis"><text:span text:style-name="T39">Dáta sú dočasne – oni sú potrebne iba na krátke obdobie. </text:span></text:span><text:span text:style-name="Strong_20_Emphasis"><text:span text:style-name="T38">štandard Hierarchie Súborového Systému priamo uvádza že </text:span></text:span><text:span text:style-name="Strong_20_Emphasis"><text:span text:style-name="T39">programy nemajú rátať na to že </text:span></text:span><text:span text:style-name="Strong_20_Emphasis"><text:span text:style-name="T38">obsah priečinkov „</text:span></text:span><text:span text:style-name="Strong_20_Emphasis"><text:span text:style-name="T39">tmp</text:span></text:span><text:span text:style-name="Strong_20_Emphasis"><text:span text:style-name="T38">“ </text:span></text:span><text:span text:style-name="Strong_20_Emphasis"><text:span text:style-name="T39">bude dostupný pri ďalšom behu. [4]</text:span></text:span></text:p>
        </text:list-item>
      </text:list>
      <text:p text:style-name="P84"><text:span text:style-name="Strong_20_Emphasis"><text:span text:style-name="T39">V ďalších podkapitolách sú uvedené typické kategórie súborov ktoré môžu byť vymazané, dôvody prečo a teoretické negatívne dôsledky. </text:span></text:span></text:p>
      <text:list text:continue-list="list135213485715360" text:style-name="WWNum3">
        <text:list-item>
          <text:list>
            <text:list-item>
              <text:list>
                <text:list-item>
                  <text:h text:style-name="P85" text:outline-level="3"><text:bookmark-start text:name="__RefHeading___Toc1456_2629994413"/><text:span text:style-name="Strong_20_Emphasis"><text:span text:style-name="T40"><text:s/>Dočasné súbory a adresári</text:span></text:span><text:bookmark-end text:name="__RefHeading___Toc1456_2629994413"/></text:h>
                </text:list-item>
              </text:list>
            </text:list-item>
          </text:list>
        </text:list-item>
      </text:list>
      <text:p text:style-name="P86"><text:span text:style-name="Strong_20_Emphasis"><text:span text:style-name="T41">Toto sú prechodné údaje vytvorené aplikáciami pri sťahovaní, rozbaľovaní, úprave, generovaní správ, inštalácii balíkov atď. Ich účelom je prežiť krátku fázu operácie. </text:span></text:span><text:span text:style-name="Strong_20_Emphasis"><text:span text:style-name="T39">Odstránenie je bezpečne lebo</text:span></text:span><text:span text:style-name="Strong_20_Emphasis"><text:span text:style-name="T41"> po dokončení operácie už dočasný súbor zvyčajne nie je potrebný. </text:span></text:span><text:span text:style-name="Strong_20_Emphasis"><text:span text:style-name="T42">Nevýhodou môže byť to, že ak</text:span></text:span><text:span text:style-name="Strong_20_Emphasis"><text:span text:style-name="T41"> </text:span></text:span><text:span text:style-name="Strong_20_Emphasis"><text:span text:style-name="T42">taký súbor</text:span></text:span><text:span text:style-name="Strong_20_Emphasis"><text:span text:style-name="T41"> odstránite počas aktívnej operácie, môžete narušiť </text:span></text:span><text:span text:style-name="Strong_20_Emphasis"><text:span text:style-name="T42">beh aplikácie.</text:span></text:span><text:span text:style-name="Strong_20_Emphasis"><text:span text:style-name="T41"> </text:span></text:span><text:span text:style-name="Strong_20_Emphasis"><text:span text:style-name="T42">Príklady súborov </text:span></text:span><text:span text:style-name="Strong_20_Emphasis"><text:span text:style-name="T43">a priečinkov</text:span></text:span><text:span text:style-name="Strong_20_Emphasis"><text:span text:style-name="T42">: „*.tmp“, „*.temp“, „tmp/“, „temp/“.</text:span></text:span></text:p>
      <text:list text:continue-numbering="true" text:style-name="WWNum3">
        <text:list-item>
          <text:list>
            <text:list-item>
              <text:list>
                <text:list-item>
                  <text:h text:style-name="Kapitola" text:outline-level="3"><text:bookmark-start text:name="__RefHeading___Toc1458_2629994413"/><text:span text:style-name="Strong_20_Emphasis"><text:s/></text:span><text:span text:style-name="Strong_20_Emphasis"><text:span text:style-name="T44">Súbory na zotavenie</text:span></text:span><text:bookmark-end text:name="__RefHeading___Toc1458_2629994413"/></text:h>
                </text:list-item>
              </text:list>
            </text:list-item>
          </text:list>
        </text:list-item>
      </text:list>
      <text:p text:style-name="text"><text:span text:style-name="Strong_20_Emphasis"><text:span text:style-name="T41">Takéto súbory vytvárajú editori na ukladanie stavu</text:span></text:span><text:span text:style-name="Strong_20_Emphasis"><text:span text:style-name="T42"> aby zabezpečiť</text:span></text:span><text:span text:style-name="Strong_20_Emphasis"><text:span text:style-name="T41"> schopnosť zotaviť sa </text:span></text:span><text:span text:style-name="Strong_20_Emphasis"><text:span text:style-name="T42">v prípade havárie</text:span></text:span><text:span text:style-name="Strong_20_Emphasis"><text:span text:style-name="T41">. </text:span></text:span><text:span text:style-name="Strong_20_Emphasis"><text:span text:style-name="T42">Sú bezpečne na zatvorenie lebo zvyčajne nie sú potrebné po správnom zatvorení súboru. Nevýhodou môže byť to, že v prípade poškodenia hlavného súboru používateľ bude mat o dodatočnú zálohu menej. Príklady súborov: „*.swp“, „*.swo“.</text:span></text:span></text:p>
      <text:list text:continue-numbering="true" text:style-name="WWNum3">
        <text:list-item>
          <text:list>
            <text:list-item>
              <text:list>
                <text:list-item>
                  <text:h text:style-name="Kapitola" text:outline-level="3"><text:bookmark-start text:name="__RefHeading___Toc1460_2629994413"/><text:span text:style-name="Strong_20_Emphasis"><text:s/></text:span><text:span text:style-name="Strong_20_Emphasis"><text:span text:style-name="T44">Rezervné automatické kópie</text:span></text:span><text:bookmark-end text:name="__RefHeading___Toc1460_2629994413"/></text:h>
                </text:list-item>
              </text:list>
            </text:list-item>
          </text:list>
        </text:list-item>
      </text:list>
      <text:p text:style-name="P87"><text:span text:style-name="Strong_20_Emphasis"><text:span text:style-name="T42">Veľmi podobné na súbory na zotavenie, s tým rozdielom že rátajúskôr nie <text:s/>s chybou aplikácie, ale používateľa, </text:span></text:span><text:span text:style-name="Strong_20_Emphasis"><text:span text:style-name="T45">pre prípad že potrebné zmeny nebudú uložene, napríklad prepisovanie a strata starej verzie súboru. Nevýhodou odstránenia sú rovnaké ako pri súboroch na zotavenie. </text:span></text:span><text:span text:style-name="Strong_20_Emphasis"><text:span text:style-name="T46">Príklady súborov: „*.bak“, „*.old“, „*.autosave“.</text:span></text:span></text:p>
      <text:list text:continue-numbering="true" text:style-name="WWNum3">
        <text:list-item>
          <text:list>
            <text:list-item>
              <text:list>
                <text:list-item>
                  <text:h text:style-name="Kapitola" text:outline-level="3"><text:bookmark-start text:name="__RefHeading___Toc1462_2629994413"/><text:soft-page-break/><text:span text:style-name="Strong_20_Emphasis"><text:s/></text:span><text:span text:style-name="Strong_20_Emphasis"><text:span text:style-name="T47">Log a diagnostické súbory</text:span></text:span><text:bookmark-end text:name="__RefHeading___Toc1462_2629994413"/></text:h>
                </text:list-item>
              </text:list>
            </text:list-item>
          </text:list>
        </text:list-item>
      </text:list>
      <text:p text:style-name="P88"><text:span text:style-name="Strong_20_Emphasis"><text:span text:style-name="T48">Logy sú záznamy o činnosti aplikácie alebo systému. Diagnostické súbory vznikajú v prípade kritickej chyby v behu programu, aby uložiť vnútorný stav programu s cieľom diagnostiky, a nie uloženia používateľských dát. Síce oba druhý slúžia na diagnostické účely, oni môžu narasť do veľkých objemov. Odstránenie logov žiadnym spôsobom neovplyvňuje beh programu. Iba v prípade že máte technické problémy s programom, odporúča sa nevymazávať také súbory kým problém nebude odhalení. Príklad súborov: „*.log“, „*.dmp“.</text:span></text:span></text:p>
      <text:list text:continue-numbering="true" text:style-name="WWNum3">
        <text:list-item>
          <text:list>
            <text:list-item>
              <text:list>
                <text:list-item>
                  <text:h text:style-name="Kapitola" text:outline-level="3"><text:bookmark-start text:name="__RefHeading___Toc1464_2629994413"/><text:span text:style-name="Strong_20_Emphasis"><text:s/>Cache priečinky</text:span><text:bookmark-end text:name="__RefHeading___Toc1464_2629994413"/></text:h>
                </text:list-item>
              </text:list>
            </text:list-item>
          </text:list>
        </text:list-item>
      </text:list>
      <text:p text:style-name="text"><text:span text:style-name="Strong_20_Emphasis"><text:span text:style-name="T49">Cache predstavujú neesenciálne dáta, ktoré urýchľujú opakovane spustenie procesov. S princípu ide o rekonštruovateľné dáta, ktoré sa ukladajú iba kvôli nákladom na ich vytvorenie. Č</text:span></text:span><text:span text:style-name="Strong_20_Emphasis"><text:span text:style-name="T43">asto vznikajú vo vývojárskych programoch. </text:span></text:span><text:span text:style-name="Strong_20_Emphasis"><text:span text:style-name="T49">A však vedia podobne ako diagnostické dáta silno narastať v objeme a niekedy sú zdrojom chýb kvôli ponúkaniu </text:span></text:span><text:span text:style-name="Strong_20_Emphasis"><text:span text:style-name="T43">nea</text:span></text:span><text:span text:style-name="Strong_20_Emphasis"><text:span text:style-name="T50">ktuálnych dát. Odstránenie obyčajne spomaľuje prvý ďalší beh procesu. Príklady priečinkov: „</text:span></text:span><text:span text:style-name="Source_20_Text"><text:span text:style-name="T50">.cache/“</text:span></text:span><text:span text:style-name="Strong_20_Emphasis"><text:span text:style-name="T50">, „</text:span></text:span><text:span text:style-name="Source_20_Text"><text:span text:style-name="T50">.pytest_cache/“</text:span></text:span><text:span text:style-name="Strong_20_Emphasis"><text:span text:style-name="T50">, „</text:span></text:span><text:span text:style-name="Source_20_Text"><text:span text:style-name="T50">.ruff_cache/“</text:span></text:span><text:span text:style-name="Strong_20_Emphasis"><text:span text:style-name="T50">, </text:span></text:span><text:span text:style-name="Source_20_Text"><text:span text:style-name="T50">.</text:span></text:span></text:p>
      <text:list text:continue-numbering="true" text:style-name="WWNum3">
        <text:list-item>
          <text:list>
            <text:list-item>
              <text:list>
                <text:list-item>
                  <text:h text:style-name="P89" text:outline-level="3"><text:bookmark-start text:name="__RefHeading___Toc1466_2629994413"/><text:span text:style-name="Source_20_Text"><text:span text:style-name="T51"><text:s/>Zastavovacie a kompilované artefakty</text:span></text:span><text:bookmark-end text:name="__RefHeading___Toc1466_2629994413"/></text:h>
                </text:list-item>
              </text:list>
            </text:list-item>
          </text:list>
        </text:list-item>
      </text:list>
      <text:p text:style-name="P90"><text:span text:style-name="Source_20_Text"><text:span text:style-name="T52">Veľmi sa podobá na cache priečinky, len vznika pri preklade, linkovaní, balení alebo generovaní distribučných súborov. </text:span></text:span><text:span text:style-name="Source_20_Text"><text:span text:style-name="T53">Všetke dáta sa dajú znova vytvoriť zo zdrojových súborov, a nie sú určené na zálohovane originálov. Tak isto slúžia na zrýchľovanie opakovaných behov spomenutých operáciach a časom narastajú v objeme. Príklady priečinkov: „target/“, „build/“, „dist/“.</text:span></text:span></text:p>
      <text:list text:continue-numbering="true" text:style-name="WWNum3">
        <text:list-item>
          <text:list>
            <text:list-item>
              <text:h text:style-name="Kapitola" text:outline-level="2"><text:bookmark-start text:name="__RefHeading___Toc1375_2146524827"/><text:span text:style-name="Source_20_Text"><text:span text:style-name="T54">Systém spravy verzii a git</text:span></text:span><text:bookmark-end text:name="__RefHeading___Toc1375_2146524827"/></text:h>
            </text:list-item>
          </text:list>
        </text:list-item>
      </text:list>
      <text:p text:style-name="P91"><text:span text:style-name="Source_20_Text"><text:span text:style-name="T54">Systém správy verzi</text:span></text:span><text:span text:style-name="Source_20_Text"><text:span text:style-name="T55">i</text:span></text:span><text:span text:style-name="Source_20_Text"><text:span text:style-name="T54"> (ďalej VCS) je systém, ktorý zaznamenáva zmeny súborov </text:span></text:span><text:span text:style-name="Source_20_Text"><text:span text:style-name="T55">v čase </text:span></text:span><text:span text:style-name="Source_20_Text"><text:span text:style-name="T54">tak, aby bolo možne </text:span></text:span><text:span text:style-name="Source_20_Text"><text:span text:style-name="T55">dostať sa do konkrétneho stavu neskor. Vývoj softvéru není lineárny. Robia sa experimenty, chyby a návraty k starším riešeniam. VCS poskytuje históriu zmien, umožňuje porovnávať verzii, a prechádzať medzi stavmi alebo ich kombináciami <text:s/>bez manuálnych oprav kódu. </text:span></text:span><text:span text:style-name="Source_20_Text"><text:span text:style-name="T56">[5]</text:span></text:span></text:p>
      <text:p text:style-name="P92"><text:span text:style-name="Source_20_Text"><text:span text:style-name="T55">Gi</text:span></text:span><text:span text:style-name="Source_20_Text"><text:span text:style-name="T57">t je konkrétnym a najpopulárnejším VCS. </text:span></text:span><text:span text:style-name="Source_20_Text"><text:span text:style-name="T55">Zakladanou jednookou </text:span></text:span><text:span text:style-name="Source_20_Text"><text:span text:style-name="T57">Git</text:span></text:span><text:span text:style-name="Source_20_Text"><text:span text:style-name="T55"> je repozitár. On predstavuje úložisko, v ktorom nachádzajú sa sledovane súbory a metadáta o ich zmenách. Zmena do repozitára ukladá ako commit. Commit je snímkom stavu súborov v </text:span></text:span><text:soft-page-break/><text:span text:style-name="Source_20_Text"><text:span text:style-name="T55">konkrétn</text:span></text:span><text:span text:style-name="Source_20_Text"><text:span text:style-name="T56">o</text:span></text:span><text:span text:style-name="Source_20_Text"><text:span text:style-name="T55">m čase. </text:span></text:span><text:span text:style-name="Source_20_Text"><text:span text:style-name="T56">Dôležitým je že každý commit neobsahuje kopiju všetkých súborov, ale iba zmení v porovnanie s predošlým commitom. [5]</text:span></text:span></text:p>
      <text:p text:style-name="P92"><text:span text:style-name="Source_20_Text"><text:span text:style-name="T57">Síce <text:s/>Git funguje lokálne, ale na bezpečne uloženie a synchronizáciu prace v tíme sa bežné používa vzdialený repozitár. Jedným z najpopulárnejších </text:span></text:span><text:span text:style-name="Source_20_Text"><text:span text:style-name="T58">hostingou</text:span></text:span><text:span text:style-name="Source_20_Text"><text:span text:style-name="T57"> pre vzdialen</text:span></text:span><text:span text:style-name="Source_20_Text"><text:span text:style-name="T58">=e</text:span></text:span><text:span text:style-name="Source_20_Text"><text:span text:style-name="T57"> repozitár</text:span></text:span><text:span text:style-name="Source_20_Text"><text:span text:style-name="T58">i </text:span></text:span><text:span text:style-name="Source_20_Text"><text:span text:style-name="T57">je GitHub.</text:span></text:span></text:p>
      <text:list xml:id="list135214144632408" text:continue-numbering="true" text:style-name="WWNum3">
        <text:list-item>
          <text:list>
            <text:list-item>
              <text:list>
                <text:list-item>
                  <text:h text:style-name="P93" text:outline-level="3"><text:bookmark-start text:name="__RefHeading___Toc1377_2146524827"/><text:span text:style-name="Source_20_Text"><text:span text:style-name="T58">Základne príkazy</text:span></text:span><text:bookmark-end text:name="__RefHeading___Toc1377_2146524827"/></text:h>
                </text:list-item>
              </text:list>
            </text:list-item>
          </text:list>
        </text:list-item>
      </text:list>
      <text:p text:style-name="P94"><text:span text:style-name="Source_20_Text"><text:span text:style-name="T58">Git sa v praxi obyčajne používa ako CLI </text:span></text:span><text:span text:style-name="Source_20_Text"><text:span text:style-name="T59">nastroj. Nižšie sú uvedené základne príkazy na prácu z gitom:</text:span></text:span></text:p>
      <text:list text:style-name="L5">
        <text:list-item>
          <text:p text:style-name="P95"><text:span text:style-name="Source_20_Text"><text:span text:style-name="T59">git init – založiť novy lokálny repozitár</text:span></text:span></text:p>
        </text:list-item>
        <text:list-item>
          <text:p text:style-name="P95"><text:span text:style-name="Source_20_Text"><text:span text:style-name="T59">git clone – klonovanie existujúceho vzdialeného repozitára</text:span></text:span></text:p>
        </text:list-item>
        <text:list-item>
          <text:p text:style-name="P95"><text:span text:style-name="Source_20_Text"><text:span text:style-name="T59">git add – pridať zmení do oblasti nového commitu</text:span></text:span></text:p>
        </text:list-item>
        <text:list-item>
          <text:p text:style-name="P95"><text:span text:style-name="Source_20_Text"><text:span text:style-name="T59">git commit – uloženie pripravených zmien do histórie</text:span></text:span></text:p>
        </text:list-item>
        <text:list-item>
          <text:p text:style-name="P95"><text:span text:style-name="Source_20_Text"><text:span text:style-name="T59">git pull – stiahnutie nových zmien zo vzdialeného repozitára</text:span></text:span></text:p>
        </text:list-item>
        <text:list-item>
          <text:p text:style-name="P95"><text:span text:style-name="Source_20_Text"><text:span text:style-name="T59">git push – posielanie na vzdialený repozitár vlastných zmien</text:span></text:span></text:p>
        </text:list-item>
        <text:list-item>
          <text:p text:style-name="P95"><text:span text:style-name="Source_20_Text"><text:span text:style-name="T59">git merge – príklad spojenie dvoch verzii do jednej </text:span></text:span></text:p>
        </text:list-item>
      </text:list>
      <text:list text:continue-list="list135214144632408" text:style-name="WWNum3">
        <text:list-item>
          <text:h text:style-name="P96" text:outline-level="1"><text:bookmark-start text:name="_Toc179973485"/><text:bookmark-start text:name="__RefHeading___Toc3175_1107819706"/>Ciele práce<text:bookmark-end text:name="_Toc179973485"/><text:bookmark-end text:name="__RefHeading___Toc3175_1107819706"/></text:h>
        </text:list-item>
      </text:list>
      <text:p text:style-name="text"/>
      <text:p text:style-name="P97" loext:marker-style-name="T1"><text:s/></text:p>
      <text:list text:continue-numbering="true" text:style-name="WWNum3">
        <text:list-item>
          <text:h text:style-name="P98" text:outline-level="1"><text:bookmark-start text:name="__RefHeading___Toc3177_1107819706"/><text:bookmark-start text:name="_Toc179973486"/>Materiál a metodika<text:bookmark-end text:name="__RefHeading___Toc3177_1107819706"/><text:bookmark-end text:name="_Toc179973486"/></text:h>
        </text:list-item>
      </text:list>
      <text:p text:style-name="text">Lorem ipsum dolor sit amet, consectetuer adipiscing elit. Maecenas porttitor congue massa. Fusce posuere, magna sed pulvinar ultricies, purus lectus malesuada libero, sit amet commodo magna eros quis urna. Nunc viverra imperdiet enim. Fusce est. Vivamus a tellus. Pellentesque habitant morbi tristique senectus et netus et malesuada fames ac turpis egestas. Proin pharetra nonummy pede. Mauris et orci. Aenean nec lorem.</text:p>
      <text:list text:continue-numbering="true" text:style-name="WWNum3">
        <text:list-item>
          <text:list>
            <text:list-item>
              <text:h text:style-name="P99" text:outline-level="1"><text:bookmark-start text:name="__RefHeading___Toc3179_1107819706"/><text:bookmark-start text:name="_Toc179973487"/>Podnadpis<text:bookmark-end text:name="__RefHeading___Toc3179_1107819706"/><text:bookmark-end text:name="_Toc179973487"/></text:h>
            </text:list-item>
          </text:list>
        </text:list-item>
      </text:list>
      <text:p text:style-name="text">In porttitor. Donec laoreet nonummy augue. Suspendisse dui purus, scelerisque at, vulputate vitae, pretium mattis, nunc. Mauris eget neque at sem venenatis eleifend. Ut nonummy. Fusce aliquet pede non pede. Suspendisse dapibus lorem pellentesque magna. Integer nulla. Donec blandit feugiat ligula. Donec hendrerit, felis et imperdiet euismod, purus ipsum pretium metus, in lacinia nulla nisl eget sapien.</text:p>
      <text:p text:style-name="text">Donec ut est in lectus consequat consequat. Etiam eget dui. Aliquam erat volutpat. Sed at lorem in nunc porta tristique. Proin nec augue. Quisque aliquam tempor magna. Pellentesque habitant morbi tristique senectus et netus et malesuada fames ac turpis egestas. Nunc ac magna. Maecenas odio dolor, vulputate vel, auctor ac, accumsan id, felis. Pellentesque cursus sagittis felis.</text:p>
      <text:p text:style-name="P100"/>
      <text:p text:style-name="P101" loext:marker-style-name="T60"/>
      <text:list text:continue-numbering="true" text:style-name="WWNum3">
        <text:list-item>
          <text:h text:style-name="P98" text:outline-level="1"><text:bookmark-start text:name="__RefHeading___Toc3181_1107819706"/><text:bookmark-start text:name="_Toc179973488"/>Diskusia<text:bookmark-end text:name="__RefHeading___Toc3181_1107819706"/><text:bookmark-end text:name="_Toc179973488"/></text:h>
        </text:list-item>
      </text:list>
      <text:p text:style-name="text">Lorem ipsum dolor sit amet, consectetuer adipiscing elit. Maecenas porttitor congue massa. Fusce posuere, magna sed pulvinar ultricies, purus lectus malesuada libero, sit amet commodo magna eros quis urna. Nunc viverra imperdiet enim. Fusce est. Vivamus a tellus. Pellentesque habitant morbi tristique senectus et netus et malesuada fames ac turpis egestas. Proin pharetra nonummy pede. Mauris et orci. Aenean nec lorem.</text:p>
      <text:p text:style-name="text">In porttitor. Donec laoreet nonummy augue. Suspendisse dui purus, scelerisque at, vulputate vitae, pretium mattis, nunc. Mauris eget neque at sem venenatis eleifend. Ut nonummy. Fusce aliquet pede non pede. Suspendisse dapibus lorem pellentesque magna. Integer nulla. Donec blandit feugiat ligula. Donec hendrerit, felis et imperdiet euismod, purus ipsum pretium metus, in lacinia nulla nisl eget sapien.</text:p>
      <text:p text:style-name="text">Donec ut est in lectus consequat consequat. Etiam eget dui. Aliquam erat volutpat. Sed at lorem in nunc porta tristique. Proin nec augue. Quisque aliquam tempor magna. Pellentesque habitant morbi tristique senectus et netus et malesuada fames ac turpis egestas. Nunc ac magna. Maecenas odio dolor, vulputate vel, auctor ac, accumsan id, felis. Pellentesque cursus sagittis felis.</text:p>
      <text:p text:style-name="P101" loext:marker-style-name="T60"/>
      <text:list text:continue-numbering="true" text:style-name="WWNum3">
        <text:list-item>
          <text:h text:style-name="P98" text:outline-level="1"><text:bookmark-start text:name="__RefHeading___Toc3183_1107819706"/><text:bookmark-start text:name="_Toc179973489"/>Závery práce<text:bookmark-end text:name="__RefHeading___Toc3183_1107819706"/><text:bookmark-end text:name="_Toc179973489"/></text:h>
        </text:list-item>
      </text:list>
      <text:p text:style-name="text">Lorem ipsum dolor sit amet, consectetuer adipiscing elit. Maecenas porttitor congue massa. Fusce posuere, magna sed pulvinar ultricies, purus lectus malesuada libero, sit amet commodo magna eros quis urna. Nunc viverra imperdiet enim. Fusce est. Vivamus a tellus. Pellentesque habitant morbi tristique senectus et netus et malesuada fames ac turpis egestas. Proin pharetra nonummy pede. Mauris et orci. Aenean nec lorem.</text:p>
      <text:p text:style-name="text">In porttitor. Donec laoreet nonummy augue. Suspendisse dui purus, scelerisque at, vulputate vitae, pretium mattis, nunc. Mauris eget neque at sem venenatis eleifend. Ut nonummy. Fusce aliquet pede non pede. Suspendisse dapibus lorem pellentesque magna. Integer nulla. Donec blandit feugiat ligula. Donec hendrerit, felis et imperdiet euismod, purus ipsum pretium metus, in lacinia nulla nisl eget sapien.</text:p>
      <text:p text:style-name="text">Donec ut est in lectus consequat consequat. Etiam eget dui. Aliquam erat volutpat. Sed at lorem in nunc porta tristique. Proin nec augue. Quisque aliquam tempor magna. Pellentesque habitant morbi tristique senectus et netus et malesuada fames ac turpis egestas. Nunc ac magna. Maecenas odio dolor, vulputate vel, auctor ac, accumsan id, felis. Pellentesque cursus sagittis felis.</text:p>
      <text:p text:style-name="text"/>
      <text:p text:style-name="P101" loext:marker-style-name="T60"/>
      <text:list text:continue-numbering="true" text:style-name="WWNum3">
        <text:list-item>
          <text:h text:style-name="P98" text:outline-level="1"><text:bookmark-start text:name="__RefHeading___Toc3185_1107819706"/><text:bookmark-start text:name="_Toc179973490"/>Zhrnutie<text:bookmark-end text:name="__RefHeading___Toc3185_1107819706"/><text:bookmark-end text:name="_Toc179973490"/></text:h>
        </text:list-item>
      </text:list>
      <text:p text:style-name="P100"/>
      <text:p text:style-name="text">Lorem ipsum dolor sit amet, consectetuer adipiscing elit. Maecenas porttitor congue massa. Fusce posuere, magna sed pulvinar ultricies, purus lectus malesuada libero, sit amet commodo magna eros quis urna. Nunc viverra imperdiet enim. Fusce est.</text:p>
      <text:p text:style-name="text">Vivamus a tellus. Pellentesque habitant morbi tristique senectus et netus et malesuada fames ac turpis egestas. Proin pharetra nonummy pede. Mauris et orci. Aenean nec lorem.</text:p>
      <text:p text:style-name="text">In porttitor. Donec laoreet nonummy augue. Suspendisse dui purus, scelerisque at, vulputate vitae, pretium mattis, nunc. Mauris eget neque at sem venenatis eleifend. Ut nonummy.</text:p>
      <text:p text:style-name="P102" loext:marker-style-name="T61"><text:bookmark-start text:name="_Toc179973491"/></text:p>
      <text:list text:continue-numbering="true" text:style-name="WWNum3">
        <text:list-item>
          <text:h text:style-name="P103" text:outline-level="1"><text:bookmark-start text:name="__RefHeading___Toc3187_1107819706"/>Zoznam použitej literatúry<text:bookmark-end text:name="__RefHeading___Toc3187_1107819706"/><text:bookmark-end text:name="_Toc179973491"/></text:h>
        </text:list-item>
      </text:list>
      <text:p text:style-name="P104"><text:span text:style-name="T62">[1] </text:span><text:span text:style-name="Emphasis"><text:span text:style-name="T62">SHOTTS, William. The Linux Command Line. Fifth Internet Edition [online]. [S.l.]: LinuxCommand.org, 2019 [cit. 2026-02-18]. </text:span></text:span><text:span text:style-name="Emphasis"><text:span text:style-name="T63">Dostupne na internete</text:span></text:span><text:span text:style-name="Emphasis"><text:span text:style-name="T62">: </text:span></text:span></text:p>
      <text:p text:style-name="P105"><text:span text:style-name="Emphasis"><text:span text:style-name="T62">&lt;https://openlab.citytech.cuny.edu/emt2390l/files/2020/03/The-Linux-Command-Line-Book-5th-Edition.pdf&gt;</text:span></text:span></text:p>
      <text:p text:style-name="P106">[2] MORIN, Pat. Open Data Structures (in C++) [online]. [S.l.]: Open Data Structures, 2013 [cit. 2026-02-18]. Dostupne na internete:<text:line-break/>&lt;https://opendatastructures.org/versions/edition-0.1c/ods-cpp.pdf&gt;</text:p>
      <text:p text:style-name="P107">[3] FREE SOFTWARE FOUNDATION, Inc. GNU Grep: Print lines that match patterns. Version 3.12, 2 January 2025 [online]. [S.l.]: Free Software Foundation, Inc., 2025 [cit. 2026-02-18]. Dostupne na internete:<text:line-break/>&lt;https://www.gnu.org/s/grep/manual/grep.pdf&gt;</text:p>
      <text:p text:style-name="P108"><text:span text:style-name="T62">[4] LSB Workgroup, The Linux Foundation. </text:span><text:span text:style-name="Emphasis"><text:span text:style-name="T62">Filesystem Hierarchy Standard</text:span></text:span><text:span text:style-name="T62">. Version 3.0 [online]. [S.l.]: The Linux Foundation, 2015-03-19 [cit. 2026-02-18]. Dostupne na internete:<text:line-break/>&lt;https://refspecs.linuxfoundation.org/FHS_3.0/fhs-3.0.pdf&gt;</text:span></text:p>
      <text:p text:style-name="P109">[5] CHACON, Scott a STRAUB, Ben. Pro Git. 2nd Edition [online]. [S.l.]: Apress, 2014 [cit. 2026-02-19]. Dostupne na internete:<text:line-break/>&lt;https://git-scm.com/book/en/v2&g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ptos" svg:font-family="Aptos" style:font-family-generic="system" style:font-pitch="variable"/>
    <style:font-face style:name="Aptos Display" svg:font-family="'Aptos Display'" style:font-family-generic="roman" style:font-pitch="variable"/>
    <style:font-face style:name="Noto Nastaliq Urdu" svg:font-family="'Noto Nastaliq Urdu'" style:font-family-generic="modern" style:font-pitch="fixed"/>
    <style:font-face style:name="Noto Nastaliq Urdu1" svg:font-family="'Noto Nastaliq Urdu'" style:font-family-generic="system" style:font-pitch="variable"/>
    <style:font-face style:name="Noto Sans" svg:font-family="'Noto Sans'"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svg:font-family="'Noto Sans Mono'" style:font-family-generic="modern" style:font-pitch="fixed"/>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wiss" style:font-pitch="variable"/>
    <style:font-face style:name="Times New Roman2" svg:font-family="'Times New Roman'" style:font-family-generic="system" style:font-pitch="variable"/>
    <style:font-face style:name="Times New Roman3" svg:font-family="'Times New Roman'" style:font-adornments="Regular"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Times New Roman1" fo:font-size="11pt" fo:language="sk" fo:country="SK" style:letter-kerning="true" style:font-name-asian="Aptos" style:font-size-asian="11pt" style:language-asian="en" style:country-asian="US" style:font-name-complex="Noto Nastaliq Urdu1"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49cm" style:writing-mode="lr-tb"/>
      <style:text-properties style:use-window-font-color="true" loext:opacity="0%" style:font-name="Times New Roman1" fo:font-size="11pt" fo:language="sk" fo:country="SK" style:letter-kerning="true" style:font-name-asian="Aptos" style:font-size-asian="11pt" style:language-asian="en" style:country-asian="US" style:font-name-complex="Noto Nastaliq Urdu1"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Times New Roman1" fo:font-family="'Times New Roman'" style:font-family-generic="swiss" style:font-pitch="variable" fo:font-size="14pt" style:font-name-asian="Noto Sans" style:font-family-asian="'Noto Sans'"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Standard" style:next-style-name="Standard" loext:linked-style-name="Nadpis_20_1_20_Char" style:default-outline-level="1" style:list-style-name="" style:class="chapter">
      <style:paragraph-properties fo:margin-top="0.635cm" fo:margin-bottom="0.141cm" style:contextual-spacing="false" fo:keep-together="always" fo:keep-with-next="always"/>
      <style:text-properties fo:color="#0f4761" loext:opacity="100%" style:font-name="Aptos Display" fo:font-family="'Aptos Display'" style:font-family-generic="roman" style:font-pitch="variable" fo:font-size="20pt" style:font-name-asian="Aptos" style:font-family-asian="Aptos" style:font-family-generic-asian="system" style:font-pitch-asian="variable" style:font-size-asian="20pt" style:font-name-complex="Noto Nastaliq Urdu1" style:font-family-complex="'Noto Nastaliq Urdu'"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Nadpis_20_2_20_Char" style:default-outline-level="2" style:list-style-name="" style:class="chapter">
      <style:paragraph-properties fo:margin-top="0.282cm" fo:margin-bottom="0.141cm" style:contextual-spacing="false" fo:keep-together="always" fo:keep-with-next="always"/>
      <style:text-properties fo:color="#0f4761" loext:opacity="100%" style:font-name="Aptos Display" fo:font-family="'Aptos Display'" style:font-family-generic="roman" style:font-pitch="variable" fo:font-size="16pt" style:font-name-asian="Aptos" style:font-family-asian="Aptos" style:font-family-generic-asian="system" style:font-pitch-asian="variable" style:font-size-asian="16pt" style:font-name-complex="Noto Nastaliq Urdu1" style:font-family-complex="'Noto Nastaliq Urdu'"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 style:display-name="Heading 3" style:family="paragraph" style:parent-style-name="Standard" style:next-style-name="Standard" loext:linked-style-name="Nadpis_20_3_20_Char" style:default-outline-level="3" style:list-style-name="" style:class="chapter">
      <style:paragraph-properties fo:margin-top="0.282cm" fo:margin-bottom="0.141cm" style:contextual-spacing="false" fo:keep-together="always" fo:keep-with-next="always"/>
      <style:text-properties fo:color="#0f4761" loext:opacity="100%" fo:font-size="14pt" style:font-name-asian="Aptos" style:font-family-asian="Aptos" style:font-family-generic-asian="system" style:font-pitch-asian="variable" style:font-size-asian="14pt" style:font-name-complex="Noto Nastaliq Urdu1" style:font-family-complex="'Noto Nastaliq Urdu'"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 style:display-name="Heading 4" style:family="paragraph" style:parent-style-name="Standard" style:next-style-name="Standard" loext:linked-style-name="Nadpis_20_4_20_Char" style:default-outline-level="4" style:list-style-name="" style:class="chapter">
      <style:paragraph-properties fo:margin-top="0.141cm" fo:margin-bottom="0.071cm" style:contextual-spacing="false" fo:keep-together="always" fo:keep-with-next="always"/>
      <style:text-properties fo:color="#0f4761" loext:opacity="100%" fo:font-style="italic" style:font-name-asian="Aptos" style:font-family-asian="Aptos" style:font-family-generic-asian="system" style:font-pitch-asian="variable" style:font-style-asian="italic" style:font-name-complex="Noto Nastaliq Urdu1" style:font-family-complex="'Noto Nastaliq Urdu'"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 style:display-name="Heading 5" style:family="paragraph" style:parent-style-name="Standard" style:next-style-name="Standard" loext:linked-style-name="Nadpis_20_5_20_Char" style:default-outline-level="5" style:list-style-name="" style:class="chapter">
      <style:paragraph-properties fo:margin-top="0.141cm" fo:margin-bottom="0.071cm" style:contextual-spacing="false" fo:keep-together="always" fo:keep-with-next="always"/>
      <style:text-properties fo:color="#0f4761" loext:opacity="100%" style:font-name-asian="Aptos" style:font-family-asian="Aptos" style:font-family-generic-asian="system" style:font-pitch-asian="variable" style:font-name-complex="Noto Nastaliq Urdu1" style:font-family-complex="'Noto Nastaliq Urdu'" style:font-family-generic-complex="system" style:font-pitch-complex="variable">
        <loext:char-complex-color loext:theme-type="accent1" loext:color-type="theme">
          <loext:transformation loext:type="shade" loext:value="2509"/>
        </loext:char-complex-color>
      </style:text-properties>
    </style:style>
    <style:style style:name="Heading_20_6" style:display-name="Heading 6" style:family="paragraph" style:parent-style-name="Standard" style:next-style-name="Standard" loext:linked-style-name="Nadpis_20_6_20_Char" style:default-outline-level="6" style:list-style-name="" style:class="chapter">
      <style:paragraph-properties fo:margin-top="0.071cm" fo:margin-bottom="0cm" style:contextual-spacing="false" fo:keep-together="always" fo:keep-with-next="always"/>
      <style:text-properties fo:color="#595959" loext:opacity="100%" fo:font-style="italic" style:font-name-asian="Aptos" style:font-family-asian="Aptos" style:font-family-generic-asian="system" style:font-pitch-asian="variable" style:font-style-asian="italic" style:font-name-complex="Noto Nastaliq Urdu1" style:font-family-complex="'Noto Nastaliq Urdu'"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 style:display-name="Heading 7" style:family="paragraph" style:parent-style-name="Standard" style:next-style-name="Standard" loext:linked-style-name="Nadpis_20_7_20_Char" style:default-outline-level="7" style:list-style-name="" style:class="chapter">
      <style:paragraph-properties fo:margin-top="0.071cm" fo:margin-bottom="0cm" style:contextual-spacing="false" fo:keep-together="always" fo:keep-with-next="always"/>
      <style:text-properties fo:color="#595959" loext:opacity="100%" style:font-name-asian="Aptos" style:font-family-asian="Aptos" style:font-family-generic-asian="system" style:font-pitch-asian="variable" style:font-name-complex="Noto Nastaliq Urdu1" style:font-family-complex="'Noto Nastaliq Urdu'" style:font-family-generic-complex="system" style:font-pitch-complex="variable">
        <loext:char-complex-color loext:theme-type="dark1" loext:color-type="theme">
          <loext:transformation loext:type="tint" loext:value="3490"/>
        </loext:char-complex-color>
      </style:text-properties>
    </style:style>
    <style:style style:name="Heading_20_8" style:display-name="Heading 8" style:family="paragraph" style:parent-style-name="Standard" style:next-style-name="Standard" loext:linked-style-name="Nadpis_20_8_20_Char" style:default-outline-level="8" style:list-style-name="" style:class="chapter">
      <style:paragraph-properties fo:margin-top="0cm" fo:margin-bottom="0cm" style:contextual-spacing="false" fo:keep-together="always" fo:keep-with-next="always"/>
      <style:text-properties fo:color="#272727" loext:opacity="100%" fo:font-style="italic" style:font-name-asian="Aptos" style:font-family-asian="Aptos" style:font-family-generic-asian="system" style:font-pitch-asian="variable" style:font-style-asian="italic" style:font-name-complex="Noto Nastaliq Urdu1" style:font-family-complex="'Noto Nastaliq Urdu'"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 style:display-name="Heading 9" style:family="paragraph" style:parent-style-name="Standard" style:next-style-name="Standard" loext:linked-style-name="Nadpis_20_9_20_Char" style:default-outline-level="9" style:list-style-name="" style:class="chapter">
      <style:paragraph-properties fo:margin-top="0cm" fo:margin-bottom="0cm" style:contextual-spacing="false" fo:keep-together="always" fo:keep-with-next="always"/>
      <style:text-properties fo:color="#272727" loext:opacity="100%" style:font-name-asian="Aptos" style:font-family-asian="Aptos" style:font-family-generic-asian="system" style:font-pitch-asian="variable" style:font-name-complex="Noto Nastaliq Urdu1" style:font-family-complex="'Noto Nastaliq Urdu'" style:font-family-generic-complex="system" style:font-pitch-complex="variable">
        <loext:char-complex-color loext:theme-type="dark1" loext:color-type="theme">
          <loext:transformation loext:type="tint" loext:value="1529"/>
        </loext:char-complex-color>
      </style:text-properties>
    </style:style>
    <style:style style:name="Title" style:family="paragraph" style:parent-style-name="Standard" style:next-style-name="Standard" loext:linked-style-name="Názov_20_Char" style:class="chapter">
      <style:paragraph-properties fo:margin-top="0cm" fo:margin-bottom="0.141cm" style:contextual-spacing="true" fo:line-height="100%"/>
      <style:text-properties style:font-name="Aptos Display" fo:font-family="'Aptos Display'" style:font-family-generic="roman" style:font-pitch="variable" fo:font-size="28pt" fo:letter-spacing="-0.018cm" style:letter-kerning="true" style:font-name-asian="Aptos" style:font-family-asian="Aptos" style:font-family-generic-asian="system" style:font-pitch-asian="variable" style:font-size-asian="28pt" style:font-name-complex="Noto Nastaliq Urdu1" style:font-family-complex="'Noto Nastaliq Urdu'" style:font-family-generic-complex="system" style:font-pitch-complex="variable" style:font-size-complex="28pt"/>
    </style:style>
    <style:style style:name="Subtitle" style:family="paragraph" style:parent-style-name="Standard" style:next-style-name="Standard" loext:linked-style-name="Podtitul_20_Char" style:class="chapter">
      <style:text-properties fo:color="#595959" loext:opacity="100%" fo:font-size="14pt" fo:letter-spacing="0.026cm" style:font-name-asian="Aptos" style:font-family-asian="Aptos" style:font-family-generic-asian="system" style:font-pitch-asian="variable" style:font-size-asian="14pt" style:font-name-complex="Noto Nastaliq Urdu1" style:font-family-complex="'Noto Nastaliq Urdu'"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 style:family="paragraph" style:parent-style-name="Standard" style:next-style-name="Standard" loext:linked-style-name="Citácia_20_Char">
      <style:paragraph-properties fo:margin-top="0.282cm" fo:margin-bottom="0.282cm" style:contextual-spacing="false" fo:text-align="center" style:justify-single-word="fals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List_20_Paragraph" style:display-name="List Paragraph" style:family="paragraph" style:parent-style-name="Standard">
      <style:paragraph-properties fo:margin-left="1.27cm" fo:margin-top="0cm" fo:margin-bottom="0.282cm" style:contextual-spacing="true"/>
    </style:style>
    <style:style style:name="Intense_20_Quote" style:display-name="Intense Quote" style:family="paragraph" style:parent-style-name="Standard" style:next-style-name="Standard" loext:linked-style-name="Zvýraznená_20_citácia_20_Char">
      <style:paragraph-properties fo:margin-left="1.524cm" fo:margin-right="1.524cm" fo:margin-top="0.635cm" fo:margin-bottom="0.635cm" style:contextual-spacing="false" fo:text-align="center" style:justify-single-word="false" fo:padding-left="0cm" fo:padding-right="0cm" fo:padding-top="0.353cm" fo:padding-bottom="0.353cm" fo:border-left="none" fo:border-right="none" fo:border-top="0.51pt solid #0f4761" fo:border-bottom="0.51pt solid #0f4761"/>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paragraph-properties fo:margin-top="0.423cm" fo:margin-bottom="0cm" style:contextual-spacing="false"/>
      <style:text-properties fo:font-size="16pt" style:letter-kerning="false" style:font-size-asian="16pt" style:language-asian="sk" style:country-asian="SK" style:font-size-complex="16pt"/>
    </style:style>
    <style:style style:name="Contents_20_2" style:display-name="Contents 2" style:family="paragraph" style:parent-style-name="Standard" style:next-style-name="Standard" style:auto-update="true" style:class="index">
      <style:paragraph-properties fo:margin-left="0.388cm" fo:margin-top="0cm" fo:margin-bottom="0.176cm" style:contextual-spacing="false"/>
    </style:style>
    <style:style style:name="Contents_20_1" style:display-name="Contents 1" style:family="paragraph" style:parent-style-name="Standard" style:next-style-name="Standard" style:auto-update="true" style:class="index">
      <style:paragraph-properties fo:margin-top="0cm" fo:margin-bottom="0.176cm" style:contextual-spacing="false"/>
    </style:style>
    <style:style style:name="Kapitoly" style:family="paragraph" style:parent-style-name="Heading_20_1" loext:linked-style-name="Kapitoly_20_Char" style:auto-update="true">
      <style:paragraph-properties fo:margin-left="0.635cm" fo:margin-top="0.212cm" fo:margin-bottom="0.212cm" style:contextual-spacing="false" fo:line-height="150%" fo:text-indent="-0.635cm" style:auto-text-indent="false"/>
      <style:text-properties fo:text-transform="uppercase" style:use-window-font-color="true" loext:opacity="0%" style:font-name="Times New Roman" fo:font-family="'Times New Roman'" style:font-family-generic="roman" style:font-pitch="variable" fo:font-size="14pt" fo:font-weight="bold" style:font-size-asian="14pt" style:font-weight-asian="bold" style:font-name-complex="Times New Roman2" style:font-family-complex="'Times New Roman'" style:font-family-generic-complex="system" style:font-pitch-complex="variable" style:font-size-complex="14pt">
        <loext:char-complex-color loext:theme-type="accent1" loext:color-type="theme">
          <loext:transformation loext:type="shade" loext:value="2509"/>
        </loext:char-complex-color>
      </style:text-properties>
    </style:style>
    <style:style style:name="Kapitola" style:family="paragraph" style:parent-style-name="Kapitoly" loext:linked-style-name="Kapitola_20_Char" style:list-style-name="WWNum3"/>
    <style:style style:name="text" style:family="paragraph" style:parent-style-name="Standard" loext:linked-style-name="text_20_Char">
      <style:paragraph-properties fo:margin-top="0cm" fo:margin-bottom="0cm" style:contextual-spacing="false" fo:line-height="150%" fo:text-align="justify" style:justify-single-word="false" fo:text-indent="1.251cm" style:auto-text-indent="true"/>
      <style:text-properties style:font-name="Times New Roman3" fo:font-family="'Times New Roman'" style:font-style-name="Regular" style:font-family-generic="roman" style:font-pitch="variable" fo:font-size="12pt" style:font-size-asian="12pt"/>
    </style:style>
    <style:style style:name="Header_20_and_20_Footer" style:display-name="Header and Footer" style:family="paragraph" style:parent-style-name="Standard" style:class="extra"/>
    <style:style style:name="Header" style:family="paragraph" style:parent-style-name="Standard" loext:linked-style-name="Hlavička_20_Char"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Footer" style:family="paragraph" style:parent-style-name="Standard" loext:linked-style-name="Päta_20_Char"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cm" fo:margin-bottom="0cm" style:contextual-spacing="false"/>
      <style:text-properties style:font-name="Noto Sans Mono" fo:font-family="'Noto Sans Mono'" style:font-family-generic="modern" style:font-pitch="fixed" fo:font-size="10pt" style:font-name-asian="Noto Sans Mono" style:font-family-asian="'Noto Sans Mono'" style:font-family-generic-asian="modern" style:font-pitch-asian="fixed" style:font-size-asian="10pt" style:font-name-complex="Noto Nastaliq Urdu" style:font-family-complex="'Noto Nastaliq Urdu'" style:font-family-generic-complex="modern" style:font-pitch-complex="fixed" style:font-size-complex="10pt"/>
    </style:style>
    <style:style style:name="Signature" style:family="paragraph" style:parent-style-name="Standard" style:class="text">
      <style:paragraph-properties text:number-lines="false" text:line-number="0"/>
    </style:style>
    <style:style style:name="Contents_20_4" style:display-name="Contents 4" style:family="paragraph" style:parent-style-name="Index" style:class="index">
      <style:paragraph-properties fo:margin-left="1.499cm" fo:text-indent="0cm" style:auto-text-indent="false">
        <style:tab-stops>
          <style:tab-stop style:position="13.499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3.998cm" style:type="right" style:leader-style="dotted" style:leader-text="."/>
        </style:tab-stops>
      </style:paragraph-properties>
    </style:style>
    <style:style style:name="Default_20_Paragraph_20_Font" style:display-name="Default Paragraph Font" style:family="text"/>
    <style:style style:name="Nadpis_20_1_20_Char" style:display-name="Nadpis 1 Char" style:family="text" style:parent-style-name="Default_20_Paragraph_20_Font" loext:linked-style-name="Heading_20_1">
      <style:text-properties fo:color="#0f4761" loext:opacity="100%" style:font-name="Aptos Display" fo:font-family="'Aptos Display'" style:font-family-generic="roman" style:font-pitch="variable" fo:font-size="20pt" style:font-name-asian="Aptos" style:font-family-asian="Aptos" style:font-family-generic-asian="system" style:font-pitch-asian="variable" style:font-size-asian="20pt" style:font-name-complex="Noto Nastaliq Urdu1" style:font-family-complex="'Noto Nastaliq Urdu'" style:font-family-generic-complex="system" style:font-pitch-complex="variable" style:font-size-complex="20pt">
        <loext:char-complex-color loext:theme-type="accent1" loext:color-type="theme">
          <loext:transformation loext:type="shade" loext:value="2509"/>
        </loext:char-complex-color>
      </style:text-properties>
    </style:style>
    <style:style style:name="Nadpis_20_2_20_Char" style:display-name="Nadpis 2 Char" style:family="text" style:parent-style-name="Default_20_Paragraph_20_Font" loext:linked-style-name="Heading_20_2">
      <style:text-properties fo:color="#0f4761" loext:opacity="100%" style:font-name="Aptos Display" fo:font-family="'Aptos Display'" style:font-family-generic="roman" style:font-pitch="variable" fo:font-size="16pt" style:font-name-asian="Aptos" style:font-family-asian="Aptos" style:font-family-generic-asian="system" style:font-pitch-asian="variable" style:font-size-asian="16pt" style:font-name-complex="Noto Nastaliq Urdu1" style:font-family-complex="'Noto Nastaliq Urdu'" style:font-family-generic-complex="system" style:font-pitch-complex="variable" style:font-size-complex="16pt">
        <loext:char-complex-color loext:theme-type="accent1" loext:color-type="theme">
          <loext:transformation loext:type="shade" loext:value="2509"/>
        </loext:char-complex-color>
      </style:text-properties>
    </style:style>
    <style:style style:name="Nadpis_20_3_20_Char" style:display-name="Nadpis 3 Char" style:family="text" style:parent-style-name="Default_20_Paragraph_20_Font" loext:linked-style-name="Heading_20_3">
      <style:text-properties fo:color="#0f4761" loext:opacity="100%" fo:font-size="14pt" style:font-name-asian="Aptos" style:font-family-asian="Aptos" style:font-family-generic-asian="system" style:font-pitch-asian="variable" style:font-size-asian="14pt" style:font-name-complex="Noto Nastaliq Urdu1" style:font-family-complex="'Noto Nastaliq Urdu'" style:font-family-generic-complex="system" style:font-pitch-complex="variable" style:font-size-complex="14pt">
        <loext:char-complex-color loext:theme-type="accent1" loext:color-type="theme">
          <loext:transformation loext:type="shade" loext:value="2509"/>
        </loext:char-complex-color>
      </style:text-properties>
    </style:style>
    <style:style style:name="Nadpis_20_4_20_Char" style:display-name="Nadpis 4 Char" style:family="text" style:parent-style-name="Default_20_Paragraph_20_Font" loext:linked-style-name="Heading_20_4">
      <style:text-properties fo:color="#0f4761" loext:opacity="100%" fo:font-style="italic" style:font-name-asian="Aptos" style:font-family-asian="Aptos" style:font-family-generic-asian="system" style:font-pitch-asian="variable" style:font-style-asian="italic" style:font-name-complex="Noto Nastaliq Urdu1" style:font-family-complex="'Noto Nastaliq Urdu'"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Nadpis_20_5_20_Char" style:display-name="Nadpis 5 Char" style:family="text" style:parent-style-name="Default_20_Paragraph_20_Font" loext:linked-style-name="Heading_20_5">
      <style:text-properties fo:color="#0f4761" loext:opacity="100%" style:font-name-asian="Aptos" style:font-family-asian="Aptos" style:font-family-generic-asian="system" style:font-pitch-asian="variable" style:font-name-complex="Noto Nastaliq Urdu1" style:font-family-complex="'Noto Nastaliq Urdu'" style:font-family-generic-complex="system" style:font-pitch-complex="variable">
        <loext:char-complex-color loext:theme-type="accent1" loext:color-type="theme">
          <loext:transformation loext:type="shade" loext:value="2509"/>
        </loext:char-complex-color>
      </style:text-properties>
    </style:style>
    <style:style style:name="Nadpis_20_6_20_Char" style:display-name="Nadpis 6 Char" style:family="text" style:parent-style-name="Default_20_Paragraph_20_Font" loext:linked-style-name="Heading_20_6">
      <style:text-properties fo:color="#595959" loext:opacity="100%" fo:font-style="italic" style:font-name-asian="Aptos" style:font-family-asian="Aptos" style:font-family-generic-asian="system" style:font-pitch-asian="variable" style:font-style-asian="italic" style:font-name-complex="Noto Nastaliq Urdu1" style:font-family-complex="'Noto Nastaliq Urdu'" style:font-family-generic-complex="system" style:font-pitch-complex="variable" style:font-style-complex="italic">
        <loext:char-complex-color loext:theme-type="dark1" loext:color-type="theme">
          <loext:transformation loext:type="tint" loext:value="3490"/>
        </loext:char-complex-color>
      </style:text-properties>
    </style:style>
    <style:style style:name="Nadpis_20_7_20_Char" style:display-name="Nadpis 7 Char" style:family="text" style:parent-style-name="Default_20_Paragraph_20_Font" loext:linked-style-name="Heading_20_7">
      <style:text-properties fo:color="#595959" loext:opacity="100%" style:font-name-asian="Aptos" style:font-family-asian="Aptos" style:font-family-generic-asian="system" style:font-pitch-asian="variable" style:font-name-complex="Noto Nastaliq Urdu1" style:font-family-complex="'Noto Nastaliq Urdu'" style:font-family-generic-complex="system" style:font-pitch-complex="variable">
        <loext:char-complex-color loext:theme-type="dark1" loext:color-type="theme">
          <loext:transformation loext:type="tint" loext:value="3490"/>
        </loext:char-complex-color>
      </style:text-properties>
    </style:style>
    <style:style style:name="Nadpis_20_8_20_Char" style:display-name="Nadpis 8 Char" style:family="text" style:parent-style-name="Default_20_Paragraph_20_Font" loext:linked-style-name="Heading_20_8">
      <style:text-properties fo:color="#272727" loext:opacity="100%" fo:font-style="italic" style:font-name-asian="Aptos" style:font-family-asian="Aptos" style:font-family-generic-asian="system" style:font-pitch-asian="variable" style:font-style-asian="italic" style:font-name-complex="Noto Nastaliq Urdu1" style:font-family-complex="'Noto Nastaliq Urdu'" style:font-family-generic-complex="system" style:font-pitch-complex="variable" style:font-style-complex="italic">
        <loext:char-complex-color loext:theme-type="dark1" loext:color-type="theme">
          <loext:transformation loext:type="tint" loext:value="1529"/>
        </loext:char-complex-color>
      </style:text-properties>
    </style:style>
    <style:style style:name="Nadpis_20_9_20_Char" style:display-name="Nadpis 9 Char" style:family="text" style:parent-style-name="Default_20_Paragraph_20_Font" loext:linked-style-name="Heading_20_9">
      <style:text-properties fo:color="#272727" loext:opacity="100%" style:font-name-asian="Aptos" style:font-family-asian="Aptos" style:font-family-generic-asian="system" style:font-pitch-asian="variable" style:font-name-complex="Noto Nastaliq Urdu1" style:font-family-complex="'Noto Nastaliq Urdu'" style:font-family-generic-complex="system" style:font-pitch-complex="variable">
        <loext:char-complex-color loext:theme-type="dark1" loext:color-type="theme">
          <loext:transformation loext:type="tint" loext:value="1529"/>
        </loext:char-complex-color>
      </style:text-properties>
    </style:style>
    <style:style style:name="Názov_20_Char" style:display-name="Názov Char" style:family="text" style:parent-style-name="Default_20_Paragraph_20_Font" loext:linked-style-name="Title">
      <style:text-properties style:font-name="Aptos Display" fo:font-family="'Aptos Display'" style:font-family-generic="roman" style:font-pitch="variable" fo:font-size="28pt" fo:letter-spacing="-0.018cm" style:letter-kerning="true" style:font-name-asian="Aptos" style:font-family-asian="Aptos" style:font-family-generic-asian="system" style:font-pitch-asian="variable" style:font-size-asian="28pt" style:font-name-complex="Noto Nastaliq Urdu1" style:font-family-complex="'Noto Nastaliq Urdu'" style:font-family-generic-complex="system" style:font-pitch-complex="variable" style:font-size-complex="28pt"/>
    </style:style>
    <style:style style:name="Podtitul_20_Char" style:display-name="Podtitul Char" style:family="text" style:parent-style-name="Default_20_Paragraph_20_Font" loext:linked-style-name="Subtitle">
      <style:text-properties fo:color="#595959" loext:opacity="100%" fo:font-size="14pt" fo:letter-spacing="0.026cm" style:font-name-asian="Aptos" style:font-family-asian="Aptos" style:font-family-generic-asian="system" style:font-pitch-asian="variable" style:font-size-asian="14pt" style:font-name-complex="Noto Nastaliq Urdu1" style:font-family-complex="'Noto Nastaliq Urdu'" style:font-family-generic-complex="system" style:font-pitch-complex="variable" style:font-size-complex="14pt">
        <loext:char-complex-color loext:theme-type="dark1" loext:color-type="theme">
          <loext:transformation loext:type="tint" loext:value="3490"/>
        </loext:char-complex-color>
      </style:text-properties>
    </style:style>
    <style:style style:name="Citácia_20_Char" style:display-name="Citácia Char" style:family="text" style:parent-style-name="Default_20_Paragraph_20_Font" loext:linked-style-name="Quot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Intense_20_Emphasis" style:display-name="Intense Emphasis" style:family="text" style:parent-style-name="Default_20_Paragraph_20_Font">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Zvýraznená_20_citácia_20_Char" style:display-name="Zvýraznená citácia Char" style:family="text" style:parent-style-name="Default_20_Paragraph_20_Font" loext:linked-style-name="Intense_20_Quote">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Reference" style:display-name="Intense Reference" style:family="text" style:parent-style-name="Default_20_Paragraph_20_Font">
      <style:text-properties fo:font-variant="small-caps" fo:color="#0f4761" loext:opacity="100%" fo:letter-spacing="0.009cm" fo:font-weight="bold" style:font-weight-asian="bold" style:font-weight-complex="bold">
        <loext:char-complex-color loext:theme-type="accent1" loext:color-type="theme">
          <loext:transformation loext:type="shade" loext:value="2509"/>
        </loext:char-complex-color>
      </style:text-properties>
    </style:style>
    <style:style style:name="Internet_20_link" style:display-name="Internet link" style:family="text" style:parent-style-name="Default_20_Paragraph_20_Font">
      <style:text-properties fo:color="#467886" loext:opacity="100%" style:text-underline-style="solid" style:text-underline-width="auto" style:text-underline-color="font-color">
        <loext:char-complex-color loext:theme-type="hyperlink" loext:color-type="theme"/>
      </style:text-properties>
    </style:style>
    <style:style style:name="Kapitoly_20_Char" style:display-name="Kapitoly Char" style:family="text" style:parent-style-name="Nadpis_20_1_20_Char" loext:linked-style-name="Kapitoly">
      <style:text-properties fo:text-transform="uppercase" fo:color="#0f4761" loext:opacity="100%" style:font-name="Times New Roman" fo:font-family="'Times New Roman'" style:font-family-generic="roman" style:font-pitch="variable" fo:font-size="14pt" fo:font-weight="bold" style:font-name-asian="Aptos" style:font-family-asian="Aptos" style:font-family-generic-asian="system" style:font-pitch-asian="variable" style:font-size-asian="14pt" style:font-weight-asian="bold" style:font-name-complex="Times New Roman2" style:font-family-complex="'Times New Roman'" style:font-family-generic-complex="system" style:font-pitch-complex="variable" style:font-size-complex="14pt">
        <loext:char-complex-color loext:theme-type="accent1" loext:color-type="theme">
          <loext:transformation loext:type="shade" loext:value="2509"/>
        </loext:char-complex-color>
      </style:text-properties>
    </style:style>
    <style:style style:name="Kapitola_20_Char" style:display-name="Kapitola Char" style:family="text" style:parent-style-name="Kapitoly_20_Char" loext:linked-style-name="Kapitola">
      <style:text-properties fo:text-transform="uppercase" fo:color="#0f4761" loext:opacity="100%" style:font-name="Times New Roman" fo:font-family="'Times New Roman'" style:font-family-generic="roman" style:font-pitch="variable" fo:font-size="14pt" fo:font-weight="bold" style:font-name-asian="Aptos" style:font-family-asian="Aptos" style:font-family-generic-asian="system" style:font-pitch-asian="variable" style:font-size-asian="14pt" style:font-weight-asian="bold" style:font-name-complex="Times New Roman2" style:font-family-complex="'Times New Roman'" style:font-family-generic-complex="system" style:font-pitch-complex="variable" style:font-size-complex="14pt">
        <loext:char-complex-color loext:theme-type="accent1" loext:color-type="theme">
          <loext:transformation loext:type="shade" loext:value="2509"/>
        </loext:char-complex-color>
      </style:text-properties>
    </style:style>
    <style:style style:name="text_20_Char" style:display-name="text Char" style:family="text" style:parent-style-name="Default_20_Paragraph_20_Font" loext:linked-style-name="text">
      <style:text-properties style:font-name="Times New Roman" fo:font-family="'Times New Roman'" style:font-family-generic="roman" style:font-pitch="variable" fo:font-size="12pt" style:font-size-asian="12pt"/>
    </style:style>
    <style:style style:name="Hlavička_20_Char" style:display-name="Hlavička Char" style:family="text" style:parent-style-name="Default_20_Paragraph_20_Font" loext:linked-style-name="Header"/>
    <style:style style:name="Päta_20_Char" style:display-name="Päta Char" style:family="text" style:parent-style-name="Default_20_Paragraph_20_Font" loext:linked-style-name="Footer"/>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Noto Sans Mono" fo:font-family="'Noto Sans Mono'" style:font-family-generic="modern" style:font-pitch="fixed" style:font-name-asian="Noto Sans Mono" style:font-family-asian="'Noto Sans Mono'" style:font-family-generic-asian="modern" style:font-pitch-asian="fixed" style:font-name-complex="Noto Nastaliq Urdu" style:font-family-complex="'Noto Nastaliq Urdu'"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Inline_20_Heading" style:display-name="Inline Heading" style:family="graphic">
      <style:graphic-properties fo:min-width="0.041cm" fo:min-height="0.041cm" text:anchor-type="as-char" svg:y="0cm" fo:margin-left="0cm" fo:margin-right="0cm"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1" loext:num-list-format="%1%.%2%"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ListLabel_20_12" loext:num-list-format="%1%.%2%.%3%"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ListLabel_20_13" loext:num-list-format="%1%.%2%.%3%.%4%"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ListLabel_20_14" loext:num-list-format="%1%.%2%.%3%.%4%.%5%"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15"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16"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17"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18"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0" loext:num-list-format="%1%.%2%"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ListLabel_20_21" loext:num-list-format="%1%.%2%.%3%"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ListLabel_20_22" loext:num-list-format="%1%.%2%.%3%.%4%"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ListLabel_20_23" loext:num-list-format="%1%.%2%.%3%.%4%.%5%"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24"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25"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26"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27"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format="1" text:start-value="0">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Motív Office">
      <loext:theme-colors loext:name="Office">
        <loext:color loext:name="dark1" loext:color="#000000"/>
        <loext:color loext:name="light1" loext:color="#ffffff"/>
        <loext:color loext:name="dark2" loext:color="#0e2841"/>
        <loext:color loext:name="light2" loext:color="#e8e8e8"/>
        <loext:color loext:name="accent1" loext:color="#156082"/>
        <loext:color loext:name="accent2" loext:color="#e97132"/>
        <loext:color loext:name="accent3" loext:color="#196b24"/>
        <loext:color loext:name="accent4" loext:color="#0f9ed5"/>
        <loext:color loext:name="accent5" loext:color="#a02b93"/>
        <loext:color loext:name="accent6" loext:color="#4ea72e"/>
        <loext:color loext:name="hyperlink" loext:color="#467886"/>
        <loext:color loext:name="followed-hyperlink" loext:color="#96607d"/>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501cm" fo:margin-bottom="2.501cm" fo:margin-left="3.501cm" fo:margin-right="2.501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501cm" fo:margin-bottom="1.251cm" fo:margin-left="3.501cm" fo:margin-right="2.501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251cm" fo:margin-left="0cm" fo:margin-right="0cm" fo:margin-top="1.15cm" style:dynamic-spacing="true"/>
      </style:footer-style>
    </style:page-layout>
    <style:page-layout style:name="Mpm3">
      <style:page-layout-properties fo:page-width="21.001cm" fo:page-height="29.7cm" style:num-format="I" style:print-orientation="portrait" fo:margin-top="2.501cm" fo:margin-bottom="1.251cm" fo:margin-left="3.501cm" fo:margin-right="2.501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251cm" fo:margin-left="0cm" fo:margin-right="0cm" fo:margin-top="1.15cm" style:dynamic-spacing="tru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ed1" style:page-layout-name="Mpm2" draw:style-name="Mdp1">
      <style:footer>
        <text:p text:style-name="MP1"><text:page-number text:select-page="current">19</text:page-number></text:p>
        <text:p text:style-name="Footer"/>
      </style:footer>
    </style:master-page>
    <style:master-page style:name="Converted2" style:page-layout-name="Mpm2" draw:style-name="Mdp1">
      <style:footer>
        <text:p text:style-name="MP1"/>
        <text:p text:style-name="Footer"/>
      </style:footer>
    </style:master-page>
    <style:master-page style:name="Converted3" style:page-layout-name="Mpm3" draw:style-name="Mdp1">
      <style:footer>
        <text:p text:style-name="MP1"><text:page-number text:select-page="current">0</text:page-number>.</text:p>
        <text:p text:style-name="Footer"/>
      </style:footer>
    </style:master-page>
    <style:master-page style:name="First_20_Page" style:display-name="First Page" style:page-layout-name="Mpm4" draw:style-name="Mdp1" style:next-style-name="Standard"/>
    <style:master-page style:name="Left_20_Page" style:display-name="Left Page" style:page-layout-name="Mpm5" draw:style-name="Mdp1" style:next-style-name="Right_20_Page"/>
    <style:master-page style:name="Right_20_Page" style:display-name="Right Page" style:page-layout-name="Mpm6" draw:style-name="Mdp1" style:next-style-name="Left_20_Page"/>
    <style:master-page style:name="Envelope" style:page-layout-name="Mpm7" draw:style-name="Mdp1"/>
    <style:master-page style:name="Index" style:page-layout-name="Mpm4" draw:style-name="Mdp1"/>
    <style:master-page style:name="HTML" style:page-layout-name="Mpm8" draw:style-name="Mdp1"/>
    <style:master-page style:name="Footnote" style:page-layout-name="Mpm9" draw:style-name="Mdp1"/>
    <style:master-page style:name="Endnote" style:page-layout-name="Mpm9" draw:style-name="Mdp1"/>
    <style:master-page style:name="Landscape" style:page-layout-name="Mpm10"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Danko Florián</meta:initial-creator>
    <meta:editing-cycles>100</meta:editing-cycles>
    <meta:creation-date>2024-10-15T07:50:00</meta:creation-date>
    <dc:date>2026-02-19T13:52:13.267149219</dc:date>
    <meta:editing-duration>P1DT14H5M6S</meta:editing-duration>
    <meta:generator>LibreOffice/25.8.4.2$Linux_X86_64 LibreOffice_project/580$Build-2</meta:generator>
    <meta:document-statistic meta:table-count="0" meta:image-count="0" meta:object-count="0" meta:page-count="25" meta:paragraph-count="183" meta:word-count="3458" meta:character-count="24189" meta:non-whitespace-character-count="20859"/>
    <meta:user-defined meta:name="AppVersion">16.0000</meta:user-defined>
    <meta:user-defined meta:name="ContentTypeId">0x010100FF914F332154174D803A7B644D03395C</meta:user-defined>
    <meta:template xlink:type="simple" xlink:actuate="onRequest" xlink:title="Normal.dotm" xlink:href=""/>
  </office:meta>
</office:document-meta>
</file>